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style:font-size-asian="8pt" style:font-style-asian="normal" style:font-weight-asian="normal" style:text-emphasize="none"/>
    </style:style>
    <style:style style:name="P2" style:family="paragraph" style:parent-style-name="Standard">
      <style:paragraph-properties fo:text-align="center" style:justify-single-word="false" style:writing-mode="lr-tb"/>
      <style:text-properties style:text-outline="false" style:text-line-through-style="none" style:text-line-through-type="none" style:font-name="Liberation Sans" fo:font-size="20pt" fo:font-style="normal" fo:text-shadow="none" style:text-underline-style="none" fo:font-weight="bold" style:font-size-asian="20pt" style:font-style-asian="normal" style:font-weight-asian="bold" style:font-size-complex="20pt" style:text-emphasize="none"/>
    </style:style>
    <style:style style:name="P3"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text-emphasize="none"/>
    </style:style>
    <style:style style:name="P4"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normal" officeooo:paragraph-rsid="001110b3" style:font-size-asian="9pt" style:font-style-asian="normal" style:font-weight-asian="normal" style:font-size-complex="9pt" style:text-emphasize="none"/>
    </style:style>
    <style:style style:name="P5"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normal" officeooo:paragraph-rsid="0010fd6d" style:font-size-asian="9pt" style:font-style-asian="normal" style:font-weight-asian="normal" style:font-size-complex="9pt" style:text-emphasize="none"/>
    </style:style>
    <style:style style:name="P6"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normal" officeooo:rsid="0010fd6d" officeooo:paragraph-rsid="001110b3" style:font-size-asian="9pt" style:font-style-asian="normal" style:font-weight-asian="normal" style:font-size-complex="9pt" style:text-emphasize="none"/>
    </style:style>
    <style:style style:name="P7"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normal" officeooo:rsid="0010fd6d" officeooo:paragraph-rsid="0010fd6d" style:font-size-asian="9pt" style:font-style-asian="normal" style:font-weight-asian="normal" style:font-size-complex="9pt" style:text-emphasize="none"/>
    </style:style>
    <style:style style:name="P8"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normal" officeooo:rsid="001110b3" officeooo:paragraph-rsid="001110b3" style:font-size-asian="9pt" style:font-style-asian="normal" style:font-weight-asian="normal" style:font-size-complex="9pt" style:text-emphasize="none"/>
    </style:style>
    <style:style style:name="P9"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normal" officeooo:rsid="001110b3" officeooo:paragraph-rsid="001e0bf2" style:font-size-asian="9pt" style:font-style-asian="normal" style:font-weight-asian="normal" style:font-size-complex="9pt" style:text-emphasize="none"/>
    </style:style>
    <style:style style:name="P10"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normal" officeooo:rsid="001110b3" officeooo:paragraph-rsid="002cb324" style:font-size-asian="9pt" style:font-style-asian="normal" style:font-weight-asian="normal" style:font-size-complex="9pt" style:text-emphasize="none"/>
    </style:style>
    <style:style style:name="P11"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normal" officeooo:rsid="00209427" officeooo:paragraph-rsid="00209427" style:font-size-asian="9pt" style:font-style-asian="normal" style:font-weight-asian="normal" style:font-size-complex="9pt" style:text-emphasize="none"/>
    </style:style>
    <style:style style:name="P12"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normal" officeooo:rsid="0036cf3f" officeooo:paragraph-rsid="0036cf3f" style:font-size-asian="9pt" style:font-style-asian="normal" style:font-weight-asian="normal" style:font-size-complex="9pt" style:text-emphasize="none"/>
    </style:style>
    <style:style style:name="P13"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normal" officeooo:rsid="005409e1" officeooo:paragraph-rsid="005409e1" style:font-size-asian="9pt" style:font-style-asian="normal" style:font-weight-asian="normal" style:font-size-complex="9pt" style:text-emphasize="none"/>
    </style:style>
    <style:style style:name="P14"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normal" officeooo:rsid="001e0bf2" officeooo:paragraph-rsid="001e0bf2" style:font-size-asian="9pt" style:font-style-asian="normal" style:font-weight-asian="normal" style:font-size-complex="9pt" style:text-emphasize="none"/>
    </style:style>
    <style:style style:name="P15"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normal" officeooo:rsid="00310025" officeooo:paragraph-rsid="0036cf3f" style:font-size-asian="9pt" style:font-style-asian="normal" style:font-weight-asian="normal" style:font-size-complex="9pt" style:text-emphasize="none"/>
    </style:style>
    <style:style style:name="P16"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normal" officeooo:rsid="00310025" officeooo:paragraph-rsid="00310025" style:font-size-asian="9pt" style:font-style-asian="normal" style:font-weight-asian="normal" style:font-size-complex="9pt" style:text-emphasize="none"/>
    </style:style>
    <style:style style:name="P17"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normal" officeooo:rsid="00310025" officeooo:paragraph-rsid="0038c295" style:font-size-asian="9pt" style:font-style-asian="normal" style:font-weight-asian="normal" style:font-size-complex="9pt" style:text-emphasize="none"/>
    </style:style>
    <style:style style:name="P18"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normal" officeooo:paragraph-rsid="001110b3" style:font-size-asian="9pt" style:font-style-asian="normal" style:font-weight-asian="normal" style:font-size-complex="9pt" style:font-weight-complex="normal" style:text-emphasize="none"/>
    </style:style>
    <style:style style:name="P19"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bold" officeooo:rsid="001110b3" officeooo:paragraph-rsid="001110b3" style:font-size-asian="9pt" style:font-style-asian="normal" style:font-weight-asian="bold" style:font-size-complex="9pt" style:font-weight-complex="bold" style:text-emphasize="none"/>
    </style:style>
    <style:style style:name="P20"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weight-complex="bold" style:text-emphasize="none"/>
    </style:style>
    <style:style style:name="P21"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none" fo:font-weight="bold" officeooo:rsid="001110b3" officeooo:paragraph-rsid="001110b3" style:font-size-asian="9pt" style:font-style-asian="normal" style:font-weight-asian="bold" style:font-size-complex="9pt" style:text-emphasize="none"/>
    </style:style>
    <style:style style:name="P22" style:family="paragraph" style:parent-style-name="Standard">
      <style:paragraph-properties fo:text-align="start" style:justify-single-word="false" style:writing-mode="lr-tb"/>
      <style:text-properties style:text-outline="false" style:text-line-through-style="none" style:text-line-through-type="none" style:font-name="Arial" fo:font-size="9pt" fo:font-style="normal" fo:text-shadow="none" style:text-underline-style="solid" style:text-underline-width="auto" style:text-underline-color="font-color" fo:font-weight="bold" officeooo:rsid="001110b3" officeooo:paragraph-rsid="001110b3" style:font-size-asian="9pt" style:font-style-asian="normal" style:font-weight-asian="bold" style:font-size-complex="9pt" style:font-weight-complex="bold" style:text-emphasize="none"/>
    </style:style>
    <style:style style:name="P23" style:family="paragraph" style:parent-style-name="Standard">
      <style:paragraph-properties fo:text-align="start" style:justify-single-word="false" style:writing-mode="lr-tb"/>
      <style:text-properties style:text-outline="false" style:text-line-through-style="none" style:text-line-through-type="none" style:font-name="Arial" fo:font-size="9pt" fo:language="ru" fo:country="RU" fo:font-style="normal" fo:text-shadow="none" style:text-underline-style="none" fo:font-weight="normal" officeooo:rsid="006d59f5" officeooo:paragraph-rsid="006d59f5" style:font-size-asian="9pt" style:font-style-asian="normal" style:font-weight-asian="normal" style:font-size-complex="9pt" style:text-emphasize="none"/>
    </style:style>
    <style:style style:name="P24" style:family="paragraph" style:parent-style-name="Standard">
      <style:paragraph-properties fo:text-align="start" style:justify-single-word="false" style:writing-mode="lr-tb"/>
      <style:text-properties style:text-outline="false" style:text-line-through-style="none" style:text-line-through-type="none" style:font-name="Arial" fo:font-size="9pt" fo:language="ru" fo:country="RU" fo:font-style="normal" fo:text-shadow="none" style:text-underline-style="none" fo:font-weight="normal" officeooo:rsid="004a0149" officeooo:paragraph-rsid="0036cf3f" style:font-size-asian="9pt" style:font-style-asian="normal" style:font-weight-asian="normal" style:font-size-complex="9pt" style:text-emphasize="none"/>
    </style:style>
    <style:style style:name="P25" style:family="paragraph" style:parent-style-name="Standard">
      <style:paragraph-properties fo:text-align="start" style:justify-single-word="false" style:writing-mode="lr-tb"/>
      <style:text-properties style:text-outline="false" style:text-line-through-style="none" style:text-line-through-type="none" style:font-name="Arial" fo:font-size="9pt" fo:language="ru" fo:country="RU" fo:font-style="normal" fo:text-shadow="none" style:text-underline-style="none" fo:font-weight="normal" officeooo:rsid="004a0149" officeooo:paragraph-rsid="0038c295" style:font-size-asian="9pt" style:font-style-asian="normal" style:font-weight-asian="normal" style:font-size-complex="9pt" style:text-emphasize="none"/>
    </style:style>
    <style:style style:name="P26" style:family="paragraph" style:parent-style-name="Standard">
      <style:paragraph-properties fo:text-align="start" style:justify-single-word="false" style:writing-mode="lr-tb"/>
      <style:text-properties style:text-outline="false" style:text-line-through-style="none" style:text-line-through-type="none" style:font-name="Arial" fo:font-size="9pt" fo:language="ru" fo:country="RU" fo:font-style="normal" fo:text-shadow="none" style:text-underline-style="none" fo:font-weight="normal" officeooo:rsid="00775ae4" style:font-size-asian="9pt" style:font-style-asian="normal" style:font-weight-asian="normal" style:font-size-complex="9pt" style:text-emphasize="none"/>
    </style:style>
    <style:style style:name="P27"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9pt" fo:font-style="normal" fo:text-shadow="none" style:text-underline-style="none" fo:font-weight="normal" style:font-size-asian="9pt" style:font-style-asian="normal" style:font-weight-asian="normal" style:font-size-complex="9pt" style:text-emphasize="none"/>
    </style:style>
    <style:style style:name="P28"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9pt" fo:font-style="normal" fo:text-shadow="none" style:text-underline-style="none" fo:font-weight="normal" officeooo:paragraph-rsid="001110b3" style:font-size-asian="9pt" style:font-style-asian="normal" style:font-weight-asian="normal" style:font-size-complex="9pt" style:text-emphasize="none"/>
    </style:style>
    <style:style style:name="P29"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9pt" fo:font-style="normal" fo:text-shadow="none" style:text-underline-style="none" fo:font-weight="normal" officeooo:rsid="001110b3" officeooo:paragraph-rsid="001110b3" style:font-size-asian="9pt" style:font-style-asian="normal" style:font-weight-asian="normal" style:font-size-complex="9pt" style:text-emphasize="none"/>
    </style:style>
    <style:style style:name="P30"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9pt" fo:font-style="normal" fo:text-shadow="none" style:text-underline-style="none" fo:font-weight="normal" officeooo:rsid="001bd216" officeooo:paragraph-rsid="001bd216" style:font-size-asian="9pt" style:font-style-asian="normal" style:font-weight-asian="normal" style:font-size-complex="9pt" style:text-emphasize="none"/>
    </style:style>
    <style:style style:name="P31"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9pt" fo:font-style="normal" fo:text-shadow="none" style:text-underline-style="none" fo:font-weight="normal" officeooo:rsid="0010fd6d" officeooo:paragraph-rsid="0010fd6d" style:font-size-asian="9pt" style:font-style-asian="normal" style:font-weight-asian="normal" style:font-size-complex="9pt" style:text-emphasize="none"/>
    </style:style>
    <style:style style:name="P32"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9pt" fo:font-style="normal" fo:text-shadow="none" style:text-underline-style="none" fo:font-weight="normal" officeooo:rsid="0010fd6d" officeooo:paragraph-rsid="0010fd6d" style:font-size-asian="9pt" style:font-style-asian="normal" style:font-weight-asian="normal" style:font-size-complex="9pt" style:font-weight-complex="normal" style:text-emphasize="none"/>
    </style:style>
    <style:style style:name="P33"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9pt" fo:font-style="normal" fo:text-shadow="none" style:text-underline-style="none" fo:font-weight="bold" style:font-size-asian="9pt" style:font-style-asian="normal" style:font-weight-asian="bold" style:font-size-complex="9pt" style:text-emphasize="none"/>
    </style:style>
    <style:style style:name="P34"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9pt" fo:font-style="normal" fo:text-shadow="none" style:text-underline-style="none" fo:font-weight="bold" officeooo:rsid="001110b3" officeooo:paragraph-rsid="001110b3" style:font-size-asian="9pt" style:font-style-asian="normal" style:font-weight-asian="bold" style:font-size-complex="9pt" style:text-emphasize="none"/>
    </style:style>
    <style:style style:name="P35"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9pt" fo:font-style="normal" fo:text-shadow="none" style:text-underline-style="solid" style:text-underline-width="auto" style:text-underline-color="font-color" fo:font-weight="bold" officeooo:rsid="001110b3" officeooo:paragraph-rsid="001110b3" style:font-size-asian="9pt" style:font-style-asian="normal" style:font-weight-asian="bold" style:font-size-complex="9pt" style:font-weight-complex="bold" style:text-emphasize="none"/>
    </style:style>
    <style:style style:name="P36"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9pt" fo:language="ru" fo:country="RU" fo:font-style="normal" fo:text-shadow="none" style:text-underline-style="none" fo:font-weight="normal" officeooo:rsid="0068daec" officeooo:paragraph-rsid="0068daec" style:font-size-asian="9pt" style:font-style-asian="normal" style:font-weight-asian="normal" style:font-size-complex="9pt" style:text-emphasize="none"/>
    </style:style>
    <style:style style:name="P37" style:family="paragraph" style:parent-style-name="Standard">
      <style:paragraph-properties fo:text-align="start" style:justify-single-word="false" style:writing-mode="lr-tb"/>
      <style:text-properties fo:font-size="9pt" style:font-size-asian="9pt" style:font-size-complex="9pt"/>
    </style:style>
    <style:style style:name="P38" style:family="paragraph" style:parent-style-name="Standard">
      <style:paragraph-properties fo:text-align="start" style:justify-single-word="false" style:writing-mode="lr-tb"/>
      <style:text-properties fo:font-size="9pt" officeooo:paragraph-rsid="0010fd6d" style:font-size-asian="9pt" style:font-size-complex="9pt"/>
    </style:style>
    <style:style style:name="P39" style:family="paragraph" style:parent-style-name="Standard">
      <style:paragraph-properties fo:text-align="start" style:justify-single-word="false" style:writing-mode="lr-tb"/>
      <style:text-properties fo:font-size="9pt" officeooo:paragraph-rsid="001110b3" style:font-size-asian="9pt" style:font-size-complex="9pt"/>
    </style:style>
    <style:style style:name="P40" style:family="paragraph" style:parent-style-name="Standard">
      <style:paragraph-properties fo:text-align="start" style:justify-single-word="false" style:writing-mode="lr-tb"/>
      <style:text-properties fo:font-size="9pt" officeooo:paragraph-rsid="0044b56d" style:font-size-asian="9pt" style:font-size-complex="9pt"/>
    </style:style>
    <style:style style:name="P41" style:family="paragraph" style:parent-style-name="Standard">
      <style:paragraph-properties fo:text-align="start" style:justify-single-word="false" style:writing-mode="lr-tb"/>
      <style:text-properties fo:font-size="9pt" officeooo:paragraph-rsid="006be141" style:font-size-asian="9pt" style:font-size-complex="9pt"/>
    </style:style>
    <style:style style:name="P42" style:family="paragraph" style:parent-style-name="Standard">
      <style:paragraph-properties fo:text-align="start" style:justify-single-word="false" style:writing-mode="lr-tb"/>
      <style:text-properties fo:font-size="9pt" officeooo:rsid="0010fd6d" officeooo:paragraph-rsid="0010fd6d" style:font-size-asian="9pt" style:font-size-complex="9pt"/>
    </style:style>
    <style:style style:name="P43" style:family="paragraph" style:parent-style-name="Standard">
      <style:paragraph-properties fo:text-align="start" style:justify-single-word="false" style:writing-mode="lr-tb"/>
      <style:text-properties fo:font-size="9pt" officeooo:rsid="003aa39e" officeooo:paragraph-rsid="003aa39e" style:font-size-asian="9pt" style:font-size-complex="9pt"/>
    </style:style>
    <style:style style:name="P44" style:family="paragraph" style:parent-style-name="Standard">
      <style:paragraph-properties fo:text-align="start" style:justify-single-word="false" style:writing-mode="lr-tb"/>
      <style:text-properties fo:font-size="9pt" officeooo:rsid="003d3720" officeooo:paragraph-rsid="003d3720" style:font-size-asian="9pt" style:font-size-complex="9pt"/>
    </style:style>
    <style:style style:name="P45" style:family="paragraph" style:parent-style-name="Standard">
      <style:paragraph-properties fo:text-align="start" style:justify-single-word="false" style:writing-mode="lr-tb"/>
      <style:text-properties fo:font-size="9pt" officeooo:rsid="001110b3" officeooo:paragraph-rsid="001110b3" style:font-size-asian="9pt" style:font-size-complex="9pt"/>
    </style:style>
    <style:style style:name="P46" style:family="paragraph" style:parent-style-name="Standard">
      <style:paragraph-properties fo:text-align="start" style:justify-single-word="false" style:writing-mode="lr-tb"/>
      <style:text-properties fo:font-size="9pt" fo:language="en" fo:country="US" officeooo:rsid="005063b1" officeooo:paragraph-rsid="005063b1" style:font-size-asian="9pt" style:font-size-complex="9pt"/>
    </style:style>
    <style:style style:name="P47" style:family="paragraph" style:parent-style-name="Standard">
      <style:paragraph-properties fo:text-align="start" style:justify-single-word="false" style:writing-mode="lr-tb"/>
      <style:text-properties fo:font-size="9pt" fo:language="en" fo:country="US" officeooo:rsid="005063b1" officeooo:paragraph-rsid="005a38db" style:font-size-asian="9pt" style:font-size-complex="9pt"/>
    </style:style>
    <style:style style:name="T1" style:family="text">
      <style:text-properties style:text-outline="false" style:text-line-through-style="none" style:text-line-through-type="none" style:font-name="Liberation Sans1" fo:font-size="8pt" fo:font-style="normal" fo:text-shadow="none" style:text-underline-style="none" fo:font-weight="bold" style:font-size-asian="8pt" style:font-style-asian="normal" style:font-weight-asian="bold" style:text-emphasize="none"/>
    </style:style>
    <style:style style:name="T2" style:family="text">
      <style:text-properties style:text-outline="false" style:text-line-through-style="none" style:text-line-through-type="none" style:font-name="Liberation Sans1" fo:font-size="8pt" fo:font-style="normal" fo:text-shadow="none" style:text-underline-style="none" fo:font-weight="bold" officeooo:rsid="0010fd6d" style:font-size-asian="8pt" style:font-style-asian="normal" style:font-weight-asian="bold" style:text-emphasize="none"/>
    </style:style>
    <style:style style:name="T3" style:family="text">
      <style:text-properties style:text-outline="false" style:text-line-through-style="none" style:text-line-through-type="none" style:font-name="Liberation Sans1" fo:font-size="8pt" fo:font-style="normal" fo:text-shadow="none" style:text-underline-style="none" fo:font-weight="bold" officeooo:rsid="001110b3" style:font-size-asian="8pt" style:font-style-asian="normal" style:font-weight-asian="bold" style:text-emphasize="none"/>
    </style:style>
    <style:style style:name="T4" style:family="text">
      <style:text-properties style:text-outline="false" style:text-line-through-style="none" style:text-line-through-type="none" style:font-name="Liberation Sans1" fo:font-size="8pt" fo:font-style="normal" fo:text-shadow="none" style:text-underline-style="none" fo:font-weight="normal" style:font-size-asian="8pt" style:font-style-asian="normal" style:font-weight-asian="normal" style:text-emphasize="none"/>
    </style:style>
    <style:style style:name="T5" style:family="text">
      <style:text-properties style:text-outline="false" style:text-line-through-style="none" style:text-line-through-type="none" style:font-name="Liberation Sans1" fo:font-size="8pt" fo:font-style="normal" fo:text-shadow="none" style:text-underline-style="none" fo:font-weight="normal" officeooo:rsid="0010fd6d" style:font-size-asian="8pt" style:font-style-asian="normal" style:font-weight-asian="normal" style:text-emphasize="none"/>
    </style:style>
    <style:style style:name="T6" style:family="text">
      <style:text-properties style:text-outline="false" style:text-line-through-style="none" style:text-line-through-type="none" style:font-name="Liberation Sans1" fo:font-size="8pt" fo:font-style="normal" fo:text-shadow="none" style:text-underline-style="none" fo:font-weight="normal" officeooo:rsid="001110b3" style:font-size-asian="8pt" style:font-style-asian="normal" style:font-weight-asian="normal" style:text-emphasize="none"/>
    </style:style>
    <style:style style:name="T7" style:family="text">
      <style:text-properties style:text-outline="false" style:text-line-through-style="none" style:text-line-through-type="none" style:font-name="Liberation Sans1" fo:font-size="8pt" fo:font-style="normal" fo:text-shadow="none" style:text-underline-style="none" fo:font-weight="normal" officeooo:rsid="001266ab" style:font-size-asian="8pt" style:font-style-asian="normal" style:font-weight-asian="normal" style:text-emphasize="none"/>
    </style:style>
    <style:style style:name="T8" style:family="text">
      <style:text-properties style:text-outline="false" style:text-line-through-style="none" style:text-line-through-type="none" style:font-name="Liberation Sans1" fo:font-size="8pt" fo:font-style="normal" fo:text-shadow="none" style:text-underline-style="none" fo:font-weight="normal" officeooo:rsid="0013cd48" style:font-size-asian="8pt" style:font-style-asian="normal" style:font-weight-asian="normal" style:text-emphasize="none"/>
    </style:style>
    <style:style style:name="T9" style:family="text">
      <style:text-properties style:text-outline="false" style:text-line-through-style="none" style:text-line-through-type="none" style:font-name="Liberation Sans1" fo:font-size="8pt" fo:font-style="normal" fo:text-shadow="none" style:text-underline-style="none" fo:font-weight="normal" officeooo:rsid="0016a563" style:font-size-asian="8pt" style:font-style-asian="normal" style:font-weight-asian="normal" style:text-emphasize="none"/>
    </style:style>
    <style:style style:name="T10" style:family="text">
      <style:text-properties style:text-outline="false" style:text-line-through-style="none" style:text-line-through-type="none" style:font-name="Liberation Sans1" fo:font-size="8pt" fo:font-style="normal" fo:text-shadow="none" style:text-underline-style="none" fo:font-weight="normal" officeooo:rsid="001d3c11" style:font-size-asian="8pt" style:font-style-asian="normal" style:font-weight-asian="normal" style:text-emphasize="none"/>
    </style:style>
    <style:style style:name="T11" style:family="text">
      <style:text-properties style:text-outline="false" style:text-line-through-style="none" style:text-line-through-type="none" style:font-name="Liberation Sans1" fo:font-size="8pt" fo:font-style="normal" fo:text-shadow="none" style:text-underline-style="none" fo:font-weight="normal" officeooo:rsid="00217217" style:font-size-asian="8pt" style:font-style-asian="normal" style:font-weight-asian="normal" style:text-emphasize="none"/>
    </style:style>
    <style:style style:name="T12" style:family="text">
      <style:text-properties style:text-outline="false" style:text-line-through-style="none" style:text-line-through-type="none" style:font-name="Liberation Sans1" fo:font-size="8pt" fo:font-style="normal" fo:text-shadow="none" style:text-underline-style="none" fo:font-weight="normal" officeooo:rsid="00223d5f" style:font-size-asian="8pt" style:font-style-asian="normal" style:font-weight-asian="normal" style:text-emphasize="none"/>
    </style:style>
    <style:style style:name="T13" style:family="text">
      <style:text-properties style:text-outline="false" style:text-line-through-style="none" style:text-line-through-type="none" style:font-name="Liberation Sans1" fo:font-size="8pt" fo:font-style="normal" fo:text-shadow="none" style:text-underline-style="none" fo:font-weight="normal" officeooo:rsid="00256e7b" style:font-size-asian="8pt" style:font-style-asian="normal" style:font-weight-asian="normal" style:text-emphasize="none"/>
    </style:style>
    <style:style style:name="T14" style:family="text">
      <style:text-properties style:text-outline="false" style:text-line-through-style="none" style:text-line-through-type="none" style:font-name="Liberation Sans1" fo:font-size="8pt" fo:font-style="normal" fo:text-shadow="none" style:text-underline-style="none" fo:font-weight="normal" officeooo:rsid="0025cf3c" style:font-size-asian="8pt" style:font-style-asian="normal" style:font-weight-asian="normal" style:text-emphasize="none"/>
    </style:style>
    <style:style style:name="T15" style:family="text">
      <style:text-properties style:text-outline="false" style:text-line-through-style="none" style:text-line-through-type="none" style:font-name="Liberation Sans1" fo:font-size="8pt" fo:font-style="normal" fo:text-shadow="none" style:text-underline-style="none" fo:font-weight="normal" officeooo:rsid="002c5cae" style:font-size-asian="8pt" style:font-style-asian="normal" style:font-weight-asian="normal" style:text-emphasize="none"/>
    </style:style>
    <style:style style:name="T16" style:family="text">
      <style:text-properties style:text-outline="false" style:text-line-through-style="none" style:text-line-through-type="none" style:font-name="Liberation Sans1" fo:font-size="8pt" fo:font-style="normal" fo:text-shadow="none" style:text-underline-style="none" fo:font-weight="normal" officeooo:rsid="002fd44a" style:font-size-asian="8pt" style:font-style-asian="normal" style:font-weight-asian="normal" style:text-emphasize="none"/>
    </style:style>
    <style:style style:name="T17" style:family="text">
      <style:text-properties style:text-outline="false" style:text-line-through-style="none" style:text-line-through-type="none" style:font-name="Liberation Sans1" fo:font-size="8pt" fo:font-style="normal" fo:text-shadow="none" style:text-underline-style="none" fo:font-weight="normal" officeooo:rsid="00396351" style:font-size-asian="8pt" style:font-style-asian="normal" style:font-weight-asian="normal" style:text-emphasize="none"/>
    </style:style>
    <style:style style:name="T18" style:family="text">
      <style:text-properties style:text-outline="false" style:text-line-through-style="none" style:text-line-through-type="none" style:font-name="Liberation Sans1" fo:font-size="8pt" fo:font-style="normal" fo:text-shadow="none" style:text-underline-style="none" fo:font-weight="normal" officeooo:rsid="0039f759" style:font-size-asian="8pt" style:font-style-asian="normal" style:font-weight-asian="normal" style:text-emphasize="none"/>
    </style:style>
    <style:style style:name="T19" style:family="text">
      <style:text-properties style:text-outline="false" style:text-line-through-style="none" style:text-line-through-type="none" style:font-name="Liberation Sans1" fo:font-size="8pt" fo:font-style="normal" fo:text-shadow="none" style:text-underline-style="none" fo:font-weight="normal" officeooo:rsid="003a1fc5" style:font-size-asian="8pt" style:font-style-asian="normal" style:font-weight-asian="normal" style:text-emphasize="none"/>
    </style:style>
    <style:style style:name="T20" style:family="text">
      <style:text-properties style:text-outline="false" style:text-line-through-style="none" style:text-line-through-type="none" style:font-name="Liberation Sans1" fo:font-size="8pt" fo:font-style="normal" fo:text-shadow="none" style:text-underline-style="none" fo:font-weight="normal" officeooo:rsid="003af62c" style:font-size-asian="8pt" style:font-style-asian="normal" style:font-weight-asian="normal" style:text-emphasize="none"/>
    </style:style>
    <style:style style:name="T21" style:family="text">
      <style:text-properties style:text-outline="false" style:text-line-through-style="none" style:text-line-through-type="none" style:font-name="Liberation Sans1" fo:font-size="8pt" fo:font-style="normal" fo:text-shadow="none" style:text-underline-style="none" fo:font-weight="normal" officeooo:rsid="003bb6af" style:font-size-asian="8pt" style:font-style-asian="normal" style:font-weight-asian="normal" style:text-emphasize="none"/>
    </style:style>
    <style:style style:name="T22" style:family="text">
      <style:text-properties style:text-outline="false" style:text-line-through-style="none" style:text-line-through-type="none" style:font-name="Liberation Sans1" fo:font-size="8pt" fo:font-style="normal" fo:text-shadow="none" style:text-underline-style="none" fo:font-weight="normal" officeooo:rsid="0044b56d" style:font-size-asian="8pt" style:font-style-asian="normal" style:font-weight-asian="normal" style:text-emphasize="none"/>
    </style:style>
    <style:style style:name="T23" style:family="text">
      <style:text-properties style:text-outline="false" style:text-line-through-style="none" style:text-line-through-type="none" style:font-name="Liberation Sans1" fo:font-size="8pt" fo:font-style="normal" fo:text-shadow="none" style:text-underline-style="none" fo:font-weight="normal" officeooo:rsid="00603001" style:font-size-asian="8pt" style:font-style-asian="normal" style:font-weight-asian="normal" style:text-emphasize="none"/>
    </style:style>
    <style:style style:name="T24" style:family="text">
      <style:text-properties style:text-outline="false" style:text-line-through-style="none" style:text-line-through-type="none" style:font-name="Liberation Sans1" fo:font-size="8pt" fo:font-style="normal" fo:text-shadow="none" style:text-underline-style="none" fo:font-weight="normal" officeooo:rsid="00655489" style:font-size-asian="8pt" style:font-style-asian="normal" style:font-weight-asian="normal" style:text-emphasize="none"/>
    </style:style>
    <style:style style:name="T25" style:family="text">
      <style:text-properties style:text-outline="false" style:text-line-through-style="none" style:text-line-through-type="none" style:font-name="Liberation Sans1" fo:font-size="8pt" fo:font-style="normal" fo:text-shadow="none" style:text-underline-style="none" fo:font-weight="normal" officeooo:rsid="0067e335" style:font-size-asian="8pt" style:font-style-asian="normal" style:font-weight-asian="normal" style:text-emphasize="none"/>
    </style:style>
    <style:style style:name="T26" style:family="text">
      <style:text-properties style:text-outline="false" style:text-line-through-style="none" style:text-line-through-type="none" style:font-name="Liberation Sans1" fo:font-size="8pt" fo:font-style="normal" fo:text-shadow="none" style:text-underline-style="none" fo:font-weight="normal" officeooo:rsid="0068daec" style:font-size-asian="8pt" style:font-style-asian="normal" style:font-weight-asian="normal" style:text-emphasize="none"/>
    </style:style>
    <style:style style:name="T27" style:family="text">
      <style:text-properties style:text-outline="false" style:text-line-through-style="none" style:text-line-through-type="none" style:font-name="Liberation Sans1" fo:font-size="8pt" fo:font-style="normal" fo:text-shadow="none" style:text-underline-style="none" fo:font-weight="normal" officeooo:rsid="006a7256" style:font-size-asian="8pt" style:font-style-asian="normal" style:font-weight-asian="normal" style:text-emphasize="none"/>
    </style:style>
    <style:style style:name="T28" style:family="text">
      <style:text-properties style:text-outline="false" style:text-line-through-style="none" style:text-line-through-type="none" style:font-name="Liberation Sans1" fo:font-size="8pt" fo:font-style="normal" fo:text-shadow="none" style:text-underline-style="none" fo:font-weight="normal" officeooo:rsid="006be141" style:font-size-asian="8pt" style:font-style-asian="normal" style:font-weight-asian="normal" style:text-emphasize="none"/>
    </style:style>
    <style:style style:name="T29" style:family="text">
      <style:text-properties style:text-outline="false" style:text-line-through-style="none" style:text-line-through-type="none" style:font-name="Liberation Sans1" fo:font-size="8pt" fo:font-style="normal" fo:text-shadow="none" style:text-underline-style="none" fo:font-weight="normal" officeooo:rsid="007088ae" style:font-size-asian="8pt" style:font-style-asian="normal" style:font-weight-asian="normal" style:text-emphasize="none"/>
    </style:style>
    <style:style style:name="T30" style:family="text">
      <style:text-properties style:text-outline="false" style:text-line-through-style="none" style:text-line-through-type="none" style:font-name="Liberation Sans1" fo:font-size="8pt" fo:font-style="normal" fo:text-shadow="none" style:text-underline-style="none" fo:font-weight="normal" officeooo:rsid="0071ab6b" style:font-size-asian="8pt" style:font-style-asian="normal" style:font-weight-asian="normal" style:text-emphasize="none"/>
    </style:style>
    <style:style style:name="T31" style:family="text">
      <style:text-properties style:text-outline="false" style:text-line-through-style="none" style:text-line-through-type="none" style:font-name="Liberation Sans1" fo:font-size="8pt" fo:language="en" fo:country="US" fo:font-style="normal" fo:text-shadow="none" style:text-underline-style="none" fo:font-weight="normal" style:font-size-asian="8pt" style:font-style-asian="normal" style:font-weight-asian="normal" style:text-emphasize="none"/>
    </style:style>
    <style:style style:name="T32" style:family="text">
      <style:text-properties style:text-outline="false" style:text-line-through-style="none" style:text-line-through-type="none" style:font-name="Liberation Sans1" fo:font-size="8pt" fo:language="en" fo:country="US" fo:font-style="normal" fo:text-shadow="none" style:text-underline-style="none" fo:font-weight="normal" officeooo:rsid="0048d2ba" style:font-size-asian="8pt" style:font-style-asian="normal" style:font-weight-asian="normal" style:text-emphasize="none"/>
    </style:style>
    <style:style style:name="T33" style:family="text">
      <style:text-properties style:text-outline="false" style:text-line-through-style="none" style:text-line-through-type="none" style:font-name="Liberation Sans1" fo:font-size="8pt" fo:language="uk" fo:country="UA" fo:font-style="normal" fo:text-shadow="none" style:text-underline-style="none" fo:font-weight="normal" style:font-size-asian="8pt" style:font-style-asian="normal" style:font-weight-asian="normal" style:text-emphasize="none"/>
    </style:style>
    <style:style style:name="T34" style:family="text">
      <style:text-properties style:text-outline="false" style:text-line-through-style="none" style:text-line-through-type="none" style:font-name="Liberation Sans1" fo:font-size="8pt" fo:language="uk" fo:country="UA" fo:font-style="normal" fo:text-shadow="none" style:text-underline-style="none" fo:font-weight="normal" officeooo:rsid="0010fd6d" style:font-size-asian="8pt" style:font-style-asian="normal" style:font-weight-asian="normal" style:text-emphasize="none"/>
    </style:style>
    <style:style style:name="T35" style:family="text">
      <style:text-properties style:text-outline="false" style:text-line-through-style="none" style:text-line-through-type="none" style:font-name="Liberation Sans1" fo:font-size="8pt" fo:language="uk" fo:country="UA" fo:font-style="normal" fo:text-shadow="none" style:text-underline-style="none" fo:font-weight="normal" officeooo:rsid="004993b7" style:font-size-asian="8pt" style:font-style-asian="normal" style:font-weight-asian="normal" style:text-emphasize="none"/>
    </style:style>
    <style:style style:name="T36" style:family="text">
      <style:text-properties style:text-outline="false" style:text-line-through-style="none" style:text-line-through-type="none" style:font-name="Liberation Sans1" fo:font-size="8pt" fo:language="uk" fo:country="UA" fo:font-style="normal" fo:text-shadow="none" style:text-underline-style="none" fo:font-weight="normal" officeooo:rsid="004ecb68" style:font-size-asian="8pt" style:font-style-asian="normal" style:font-weight-asian="normal" style:text-emphasize="none"/>
    </style:style>
    <style:style style:name="T37" style:family="text">
      <style:text-properties style:text-outline="false" style:text-line-through-style="none" style:text-line-through-type="none" style:font-name="Liberation Sans1" fo:font-size="8pt" fo:language="ru" fo:country="RU" fo:font-style="normal" fo:text-shadow="none" style:text-underline-style="none" fo:font-weight="normal" style:font-size-asian="8pt" style:font-style-asian="normal" style:font-weight-asian="normal" style:text-emphasize="none"/>
    </style:style>
    <style:style style:name="T38" style:family="text">
      <style:text-properties style:text-outline="false" style:text-line-through-style="none" style:text-line-through-type="none" style:font-name="Liberation Sans1" fo:font-size="8pt" fo:language="ru" fo:country="RU" fo:font-style="normal" fo:text-shadow="none" style:text-underline-style="none" fo:font-weight="normal" officeooo:rsid="0010fd6d" style:font-size-asian="8pt" style:font-style-asian="normal" style:font-weight-asian="normal" style:text-emphasize="none"/>
    </style:style>
    <style:style style:name="T39" style:family="text">
      <style:text-properties style:text-outline="false" style:text-line-through-style="none" style:text-line-through-type="none" style:font-name="Liberation Sans1" fo:font-size="8pt" fo:language="ru" fo:country="RU" fo:font-style="normal" fo:text-shadow="none" style:text-underline-style="none" fo:font-weight="normal" officeooo:rsid="004ecb68" style:font-size-asian="8pt" style:font-style-asian="normal" style:font-weight-asian="normal" style:text-emphasize="none"/>
    </style:style>
    <style:style style:name="T40" style:family="text">
      <style:text-properties style:text-outline="false" style:text-line-through-style="none" style:text-line-through-type="none" style:font-name="Liberation Sans1" fo:font-style="normal" fo:text-shadow="none" style:text-underline-style="none" fo:font-weight="bold" style:font-style-asian="normal" style:font-weight-asian="bold" style:text-emphasize="none"/>
    </style:style>
    <style:style style:name="T41" style:family="text">
      <style:text-properties style:text-outline="false" style:text-line-through-style="none" style:text-line-through-type="none" style:font-name="Liberation Sans1" fo:font-style="normal" fo:text-shadow="none" style:text-underline-style="none" fo:font-weight="bold" officeooo:rsid="0010fd6d" style:font-style-asian="normal" style:font-weight-asian="bold" style:text-emphasize="none"/>
    </style:style>
    <style:style style:name="T42" style:family="text">
      <style:text-properties style:text-outline="false" style:text-line-through-style="none" style:text-line-through-type="none" style:font-name="Liberation Sans1" fo:font-style="normal" fo:text-shadow="none" style:text-underline-style="none" fo:font-weight="bold" officeooo:rsid="001110b3" style:font-style-asian="normal" style:font-weight-asian="bold" style:text-emphasize="none"/>
    </style:style>
    <style:style style:name="T43"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44" style:family="text">
      <style:text-properties style:text-outline="false" style:text-line-through-style="none" style:text-line-through-type="none" style:font-name="Liberation Sans1" fo:font-style="normal" fo:text-shadow="none" style:text-underline-style="none" fo:font-weight="normal" officeooo:rsid="00223d5f" style:font-style-asian="normal" style:font-weight-asian="normal" style:text-emphasize="none"/>
    </style:style>
    <style:style style:name="T45" style:family="text">
      <style:text-properties style:text-outline="false" style:text-line-through-style="none" style:text-line-through-type="none" style:font-name="Liberation Sans1" fo:font-style="normal" fo:text-shadow="none" style:text-underline-style="none" fo:font-weight="normal" officeooo:rsid="00256e7b" style:font-style-asian="normal" style:font-weight-asian="normal" style:text-emphasize="none"/>
    </style:style>
    <style:style style:name="T46" style:family="text">
      <style:text-properties style:text-outline="false" style:text-line-through-style="none" style:text-line-through-type="none" style:font-name="Liberation Sans1" fo:font-style="normal" fo:text-shadow="none" style:text-underline-style="none" fo:font-weight="normal" officeooo:rsid="0025cf3c" style:font-style-asian="normal" style:font-weight-asian="normal" style:text-emphasize="none"/>
    </style:style>
    <style:style style:name="T47" style:family="text">
      <style:text-properties style:text-outline="false" style:text-line-through-style="none" style:text-line-through-type="none" style:font-name="Liberation Sans1" fo:font-style="normal" fo:text-shadow="none" style:text-underline-style="none" fo:font-weight="normal" officeooo:rsid="002c5cae" style:font-style-asian="normal" style:font-weight-asian="normal" style:text-emphasize="none"/>
    </style:style>
    <style:style style:name="T48" style:family="text">
      <style:text-properties style:text-outline="false" style:text-line-through-style="none" style:text-line-through-type="none" style:font-name="Liberation Sans1" fo:font-style="normal" fo:text-shadow="none" style:text-underline-style="none" fo:font-weight="normal" officeooo:rsid="002fd44a" style:font-style-asian="normal" style:font-weight-asian="normal" style:text-emphasize="none"/>
    </style:style>
    <style:style style:name="T49" style:family="text">
      <style:text-properties style:text-outline="false" style:text-line-through-style="none" style:text-line-through-type="none" style:font-name="Liberation Sans1" fo:font-style="normal" fo:text-shadow="none" style:text-underline-style="none" fo:font-weight="normal" officeooo:rsid="0010fd6d" style:font-style-asian="normal" style:font-weight-asian="normal" style:text-emphasize="none"/>
    </style:style>
    <style:style style:name="T50" style:family="text">
      <style:text-properties style:text-outline="false" style:text-line-through-style="none" style:text-line-through-type="none" style:font-name="Liberation Sans1" fo:font-style="normal" fo:text-shadow="none" style:text-underline-style="none" fo:font-weight="normal" officeooo:rsid="001110b3" style:font-style-asian="normal" style:font-weight-asian="normal" style:text-emphasize="none"/>
    </style:style>
    <style:style style:name="T51" style:family="text">
      <style:text-properties style:text-outline="false" style:text-line-through-style="none" style:text-line-through-type="none" style:font-name="Liberation Sans1" fo:font-style="normal" fo:text-shadow="none" style:text-underline-style="none" fo:font-weight="normal" officeooo:rsid="0013cd48" style:font-style-asian="normal" style:font-weight-asian="normal" style:text-emphasize="none"/>
    </style:style>
    <style:style style:name="T52" style:family="text">
      <style:text-properties style:text-outline="false" style:text-line-through-style="none" style:text-line-through-type="none" style:font-name="Liberation Sans1" fo:font-style="normal" fo:text-shadow="none" style:text-underline-style="none" fo:font-weight="normal" officeooo:rsid="00217217" style:font-style-asian="normal" style:font-weight-asian="normal" style:text-emphasize="none"/>
    </style:style>
    <style:style style:name="T53" style:family="text">
      <style:text-properties style:text-outline="false" style:text-line-through-style="none" style:text-line-through-type="none" style:font-name="Liberation Sans1" fo:font-style="normal" fo:text-shadow="none" style:text-underline-style="none" fo:font-weight="normal" officeooo:rsid="003bb6af" style:font-style-asian="normal" style:font-weight-asian="normal" style:text-emphasize="none"/>
    </style:style>
    <style:style style:name="T54" style:family="text">
      <style:text-properties style:text-outline="false" style:text-line-through-style="none" style:text-line-through-type="none" style:font-name="Liberation Sans1" fo:font-style="normal" fo:text-shadow="none" style:text-underline-style="none" fo:font-weight="normal" officeooo:rsid="00396351" style:font-style-asian="normal" style:font-weight-asian="normal" style:text-emphasize="none"/>
    </style:style>
    <style:style style:name="T55" style:family="text">
      <style:text-properties style:text-outline="false" style:text-line-through-style="none" style:text-line-through-type="none" style:font-name="Liberation Sans1" fo:font-style="normal" fo:text-shadow="none" style:text-underline-style="none" fo:font-weight="normal" officeooo:rsid="003af62c" style:font-style-asian="normal" style:font-weight-asian="normal" style:text-emphasize="none"/>
    </style:style>
    <style:style style:name="T56" style:family="text">
      <style:text-properties style:text-outline="false" style:text-line-through-style="none" style:text-line-through-type="none" style:font-name="Liberation Sans1" fo:font-style="normal" fo:text-shadow="none" style:text-underline-style="none" fo:font-weight="normal" officeooo:rsid="0039f759" style:font-style-asian="normal" style:font-weight-asian="normal" style:text-emphasize="none"/>
    </style:style>
    <style:style style:name="T57" style:family="text">
      <style:text-properties style:text-outline="false" style:text-line-through-style="none" style:text-line-through-type="none" style:font-name="Liberation Sans1" fo:font-style="normal" fo:text-shadow="none" style:text-underline-style="none" fo:font-weight="normal" officeooo:rsid="003a1fc5" style:font-style-asian="normal" style:font-weight-asian="normal" style:text-emphasize="none"/>
    </style:style>
    <style:style style:name="T58" style:family="text">
      <style:text-properties style:text-outline="false" style:text-line-through-style="none" style:text-line-through-type="none" style:font-name="Liberation Sans1" fo:font-style="normal" fo:text-shadow="none" style:text-underline-style="none" fo:font-weight="normal" officeooo:rsid="001d3c11" style:font-style-asian="normal" style:font-weight-asian="normal" style:text-emphasize="none"/>
    </style:style>
    <style:style style:name="T59" style:family="text">
      <style:text-properties style:text-outline="false" style:text-line-through-style="none" style:text-line-through-type="none" style:font-name="Liberation Sans1" fo:font-style="normal" fo:text-shadow="none" style:text-underline-style="none" fo:font-weight="normal" officeooo:rsid="0067e335" style:font-style-asian="normal" style:font-weight-asian="normal" style:text-emphasize="none"/>
    </style:style>
    <style:style style:name="T60" style:family="text">
      <style:text-properties style:text-outline="false" style:text-line-through-style="none" style:text-line-through-type="none" style:font-name="Liberation Sans1" fo:font-style="normal" fo:text-shadow="none" style:text-underline-style="none" fo:font-weight="normal" officeooo:rsid="0068daec" style:font-style-asian="normal" style:font-weight-asian="normal" style:text-emphasize="none"/>
    </style:style>
    <style:style style:name="T61" style:family="text">
      <style:text-properties style:text-outline="false" style:text-line-through-style="none" style:text-line-through-type="none" style:font-name="Liberation Sans1" fo:font-style="normal" fo:text-shadow="none" style:text-underline-style="none" fo:font-weight="normal" officeooo:rsid="006a7256" style:font-style-asian="normal" style:font-weight-asian="normal" style:text-emphasize="none"/>
    </style:style>
    <style:style style:name="T62" style:family="text">
      <style:text-properties style:text-outline="false" style:text-line-through-style="none" style:text-line-through-type="none" style:font-name="Liberation Sans1" fo:font-style="normal" fo:text-shadow="none" style:text-underline-style="none" fo:font-weight="normal" officeooo:rsid="0016a563" style:font-style-asian="normal" style:font-weight-asian="normal" style:text-emphasize="none"/>
    </style:style>
    <style:style style:name="T63" style:family="text">
      <style:text-properties style:text-outline="false" style:text-line-through-style="none" style:text-line-through-type="none" style:font-name="Liberation Sans1" fo:font-style="normal" fo:text-shadow="none" style:text-underline-style="none" fo:font-weight="normal" officeooo:rsid="001266ab" style:font-style-asian="normal" style:font-weight-asian="normal" style:text-emphasize="none"/>
    </style:style>
    <style:style style:name="T64" style:family="text">
      <style:text-properties style:text-outline="false" style:text-line-through-style="none" style:text-line-through-type="none" style:font-name="Liberation Sans1" fo:font-style="normal" fo:text-shadow="none" style:text-underline-style="none" fo:font-weight="normal" officeooo:rsid="0044b56d" style:font-style-asian="normal" style:font-weight-asian="normal" style:text-emphasize="none"/>
    </style:style>
    <style:style style:name="T65" style:family="text">
      <style:text-properties style:text-outline="false" style:text-line-through-style="none" style:text-line-through-type="none" style:font-name="Liberation Sans1" fo:font-style="normal" fo:text-shadow="none" style:text-underline-style="none" fo:font-weight="normal" officeooo:rsid="00655489" style:font-style-asian="normal" style:font-weight-asian="normal" style:text-emphasize="none"/>
    </style:style>
    <style:style style:name="T66" style:family="text">
      <style:text-properties style:text-outline="false" style:text-line-through-style="none" style:text-line-through-type="none" style:font-name="Liberation Sans1" fo:font-style="normal" fo:text-shadow="none" style:text-underline-style="none" fo:font-weight="normal" officeooo:rsid="007088ae" style:font-style-asian="normal" style:font-weight-asian="normal" style:text-emphasize="none"/>
    </style:style>
    <style:style style:name="T67" style:family="text">
      <style:text-properties style:text-outline="false" style:text-line-through-style="none" style:text-line-through-type="none" style:font-name="Liberation Sans1" fo:font-style="normal" fo:text-shadow="none" style:text-underline-style="none" fo:font-weight="normal" officeooo:rsid="00603001" style:font-style-asian="normal" style:font-weight-asian="normal" style:text-emphasize="none"/>
    </style:style>
    <style:style style:name="T68" style:family="text">
      <style:text-properties style:text-outline="false" style:text-line-through-style="none" style:text-line-through-type="none" style:font-name="Liberation Sans1" fo:font-style="normal" fo:text-shadow="none" style:text-underline-style="none" fo:font-weight="normal" officeooo:rsid="006be141" style:font-style-asian="normal" style:font-weight-asian="normal" style:text-emphasize="none"/>
    </style:style>
    <style:style style:name="T69" style:family="text">
      <style:text-properties style:text-outline="false" style:text-line-through-style="none" style:text-line-through-type="none" style:font-name="Liberation Sans1" fo:font-style="normal" fo:text-shadow="none" style:text-underline-style="none" fo:font-weight="normal" officeooo:rsid="0071ab6b" style:font-style-asian="normal" style:font-weight-asian="normal" style:text-emphasize="none"/>
    </style:style>
    <style:style style:name="T70" style:family="text">
      <style:text-properties style:text-outline="false" style:text-line-through-style="none" style:text-line-through-type="none" style:font-name="Liberation Sans1" fo:language="en" fo:country="US" fo:font-style="normal" fo:text-shadow="none" style:text-underline-style="none" fo:font-weight="normal" style:font-style-asian="normal" style:font-weight-asian="normal" style:text-emphasize="none"/>
    </style:style>
    <style:style style:name="T71" style:family="text">
      <style:text-properties style:text-outline="false" style:text-line-through-style="none" style:text-line-through-type="none" style:font-name="Liberation Sans1" fo:language="en" fo:country="US" fo:font-style="normal" fo:text-shadow="none" style:text-underline-style="none" fo:font-weight="normal" officeooo:rsid="0048d2ba" style:font-style-asian="normal" style:font-weight-asian="normal" style:text-emphasize="none"/>
    </style:style>
    <style:style style:name="T72" style:family="text">
      <style:text-properties style:text-outline="false" style:text-line-through-style="none" style:text-line-through-type="none" style:font-name="Liberation Sans1" fo:language="uk" fo:country="UA" fo:font-style="normal" fo:text-shadow="none" style:text-underline-style="none" fo:font-weight="normal" style:font-style-asian="normal" style:font-weight-asian="normal" style:text-emphasize="none"/>
    </style:style>
    <style:style style:name="T73" style:family="text">
      <style:text-properties style:text-outline="false" style:text-line-through-style="none" style:text-line-through-type="none" style:font-name="Liberation Sans1" fo:language="uk" fo:country="UA" fo:font-style="normal" fo:text-shadow="none" style:text-underline-style="none" fo:font-weight="normal" officeooo:rsid="004ecb68" style:font-style-asian="normal" style:font-weight-asian="normal" style:text-emphasize="none"/>
    </style:style>
    <style:style style:name="T74" style:family="text">
      <style:text-properties style:text-outline="false" style:text-line-through-style="none" style:text-line-through-type="none" style:font-name="Liberation Sans1" fo:language="uk" fo:country="UA" fo:font-style="normal" fo:text-shadow="none" style:text-underline-style="none" fo:font-weight="normal" officeooo:rsid="004993b7" style:font-style-asian="normal" style:font-weight-asian="normal" style:text-emphasize="none"/>
    </style:style>
    <style:style style:name="T75" style:family="text">
      <style:text-properties style:text-outline="false" style:text-line-through-style="none" style:text-line-through-type="none" style:font-name="Liberation Sans1" fo:language="uk" fo:country="UA" fo:font-style="normal" fo:text-shadow="none" style:text-underline-style="none" fo:font-weight="normal" officeooo:rsid="0010fd6d" style:font-style-asian="normal" style:font-weight-asian="normal" style:text-emphasize="none"/>
    </style:style>
    <style:style style:name="T76" style:family="text">
      <style:text-properties style:text-outline="false" style:text-line-through-style="none" style:text-line-through-type="none" style:font-name="Liberation Sans1" fo:language="ru" fo:country="RU" fo:font-style="normal" fo:text-shadow="none" style:text-underline-style="none" fo:font-weight="normal" style:font-style-asian="normal" style:font-weight-asian="normal" style:text-emphasize="none"/>
    </style:style>
    <style:style style:name="T77" style:family="text">
      <style:text-properties style:text-outline="false" style:text-line-through-style="none" style:text-line-through-type="none" style:font-name="Liberation Sans1" fo:language="ru" fo:country="RU" fo:font-style="normal" fo:text-shadow="none" style:text-underline-style="none" fo:font-weight="normal" officeooo:rsid="004ecb68" style:font-style-asian="normal" style:font-weight-asian="normal" style:text-emphasize="none"/>
    </style:style>
    <style:style style:name="T78" style:family="text">
      <style:text-properties style:text-outline="false" style:text-line-through-style="none" style:text-line-through-type="none" style:font-name="Liberation Sans1" fo:language="ru" fo:country="RU" fo:font-style="normal" fo:text-shadow="none" style:text-underline-style="none" fo:font-weight="normal" officeooo:rsid="0010fd6d" style:font-style-asian="normal" style:font-weight-asian="normal" style:text-emphasize="none"/>
    </style:style>
    <style:style style:name="T79" style:family="text">
      <style:text-properties style:text-outline="false" style:text-line-through-style="none" style:text-line-through-type="none" style:font-name="Arial" fo:font-size="8pt" fo:font-style="normal" fo:text-shadow="none" style:text-underline-style="none" fo:font-weight="bold" style:font-size-asian="8pt" style:font-style-asian="normal" style:font-weight-asian="bold" style:font-weight-complex="bold" style:text-emphasize="none"/>
    </style:style>
    <style:style style:name="T80" style:family="text">
      <style:text-properties style:text-outline="false" style:text-line-through-style="none" style:text-line-through-type="none" style:font-name="Arial" fo:font-size="8pt" fo:font-style="normal" fo:text-shadow="none" style:text-underline-style="none" fo:font-weight="normal" style:font-size-asian="8pt" style:font-style-asian="normal" style:font-weight-asian="normal" style:text-emphasize="none"/>
    </style:style>
    <style:style style:name="T81" style:family="text">
      <style:text-properties style:text-outline="false" style:text-line-through-style="none" style:text-line-through-type="none" style:font-name="Arial" fo:font-size="8pt" fo:font-style="normal" fo:text-shadow="none" style:text-underline-style="none" fo:font-weight="normal" officeooo:rsid="001110b3" style:font-size-asian="8pt" style:font-style-asian="normal" style:font-weight-asian="normal" style:text-emphasize="none"/>
    </style:style>
    <style:style style:name="T82" style:family="text">
      <style:text-properties style:text-outline="false" style:text-line-through-style="none" style:text-line-through-type="none" style:font-name="Arial" fo:font-size="8pt" fo:font-style="normal" fo:text-shadow="none" style:text-underline-style="none" fo:font-weight="normal" officeooo:rsid="0017c1d0" style:font-size-asian="8pt" style:font-style-asian="normal" style:font-weight-asian="normal" style:text-emphasize="none"/>
    </style:style>
    <style:style style:name="T83" style:family="text">
      <style:text-properties style:text-outline="false" style:text-line-through-style="none" style:text-line-through-type="none" style:font-name="Arial" fo:font-size="8pt" fo:font-style="normal" fo:text-shadow="none" style:text-underline-style="none" fo:font-weight="normal" officeooo:rsid="0017e6f9" style:font-size-asian="8pt" style:font-style-asian="normal" style:font-weight-asian="normal" style:text-emphasize="none"/>
    </style:style>
    <style:style style:name="T84" style:family="text">
      <style:text-properties style:text-outline="false" style:text-line-through-style="none" style:text-line-through-type="none" style:font-name="Arial" fo:font-size="8pt" fo:font-style="normal" fo:text-shadow="none" style:text-underline-style="none" fo:font-weight="normal" officeooo:rsid="00188573" style:font-size-asian="8pt" style:font-style-asian="normal" style:font-weight-asian="normal" style:text-emphasize="none"/>
    </style:style>
    <style:style style:name="T85" style:family="text">
      <style:text-properties style:text-outline="false" style:text-line-through-style="none" style:text-line-through-type="none" style:font-name="Arial" fo:font-size="8pt" fo:font-style="normal" fo:text-shadow="none" style:text-underline-style="none" fo:font-weight="normal" officeooo:rsid="0023a5a5" style:font-size-asian="8pt" style:font-style-asian="normal" style:font-weight-asian="normal" style:text-emphasize="none"/>
    </style:style>
    <style:style style:name="T86" style:family="text">
      <style:text-properties style:text-outline="false" style:text-line-through-style="none" style:text-line-through-type="none" style:font-name="Arial" fo:font-size="8pt" fo:font-style="normal" fo:text-shadow="none" style:text-underline-style="none" fo:font-weight="normal" officeooo:rsid="003bb6af" style:font-size-asian="8pt" style:font-style-asian="normal" style:font-weight-asian="normal" style:text-emphasize="none"/>
    </style:style>
    <style:style style:name="T87" style:family="text">
      <style:text-properties style:text-outline="false" style:text-line-through-style="none" style:text-line-through-type="none" style:font-name="Arial" fo:font-size="8pt" fo:font-style="normal" fo:text-shadow="none" style:text-underline-style="none" fo:font-weight="normal" officeooo:rsid="003e7626" style:font-size-asian="8pt" style:font-style-asian="normal" style:font-weight-asian="normal" style:text-emphasize="none"/>
    </style:style>
    <style:style style:name="T88" style:family="text">
      <style:text-properties style:text-outline="false" style:text-line-through-style="none" style:text-line-through-type="none" style:font-name="Arial" fo:font-size="8pt" fo:font-style="normal" fo:text-shadow="none" style:text-underline-style="none" fo:font-weight="normal" officeooo:rsid="004706af" style:font-size-asian="8pt" style:font-style-asian="normal" style:font-weight-asian="normal" style:text-emphasize="none"/>
    </style:style>
    <style:style style:name="T89" style:family="text">
      <style:text-properties style:text-outline="false" style:text-line-through-style="none" style:text-line-through-type="none" style:font-name="Arial" fo:font-size="8pt" fo:font-style="normal" fo:text-shadow="none" style:text-underline-style="none" fo:font-weight="normal" officeooo:rsid="004affe0" style:font-size-asian="8pt" style:font-style-asian="normal" style:font-weight-asian="normal" style:text-emphasize="none"/>
    </style:style>
    <style:style style:name="T90" style:family="text">
      <style:text-properties style:text-outline="false" style:text-line-through-style="none" style:text-line-through-type="none" style:font-name="Arial" fo:font-size="8pt" fo:font-style="normal" fo:text-shadow="none" style:text-underline-style="none" fo:font-weight="normal" officeooo:rsid="004c83cd" style:font-size-asian="8pt" style:font-style-asian="normal" style:font-weight-asian="normal" style:text-emphasize="none"/>
    </style:style>
    <style:style style:name="T91" style:family="text">
      <style:text-properties style:text-outline="false" style:text-line-through-style="none" style:text-line-through-type="none" style:font-name="Arial" fo:font-size="8pt" fo:font-style="normal" fo:text-shadow="none" style:text-underline-style="none" fo:font-weight="normal" officeooo:rsid="005dffd2" style:font-size-asian="8pt" style:font-style-asian="normal" style:font-weight-asian="normal" style:text-emphasize="none"/>
    </style:style>
    <style:style style:name="T92" style:family="text">
      <style:text-properties style:text-outline="false" style:text-line-through-style="none" style:text-line-through-type="none" style:font-name="Arial" fo:font-size="8pt" fo:font-style="normal" fo:text-shadow="none" style:text-underline-style="none" fo:font-weight="normal" officeooo:rsid="0068e265" style:font-size-asian="8pt" style:font-style-asian="normal" style:font-weight-asian="normal" style:text-emphasize="none"/>
    </style:style>
    <style:style style:name="T93" style:family="text">
      <style:text-properties style:text-outline="false" style:text-line-through-style="none" style:text-line-through-type="none" style:font-name="Arial" fo:font-size="8pt" fo:font-style="normal" fo:text-shadow="none" style:text-underline-style="none" fo:font-weight="normal" officeooo:rsid="006be141" style:font-size-asian="8pt" style:font-style-asian="normal" style:font-weight-asian="normal" style:text-emphasize="none"/>
    </style:style>
    <style:style style:name="T94" style:family="text">
      <style:text-properties style:text-outline="false" style:text-line-through-style="none" style:text-line-through-type="none" style:font-name="Arial" fo:font-size="8pt" fo:font-style="normal" fo:text-shadow="none" style:text-underline-style="none" fo:font-weight="normal" officeooo:rsid="006d59f5" style:font-size-asian="8pt" style:font-style-asian="normal" style:font-weight-asian="normal" style:text-emphasize="none"/>
    </style:style>
    <style:style style:name="T95" style:family="text">
      <style:text-properties style:text-outline="false" style:text-line-through-style="none" style:text-line-through-type="none" style:font-name="Arial" fo:font-size="8pt" fo:font-style="normal" fo:text-shadow="none" style:text-underline-style="none" fo:font-weight="normal" officeooo:rsid="00727ef1" style:font-size-asian="8pt" style:font-style-asian="normal" style:font-weight-asian="normal" style:text-emphasize="none"/>
    </style:style>
    <style:style style:name="T96" style:family="text">
      <style:text-properties style:text-outline="false" style:text-line-through-style="none" style:text-line-through-type="none" style:font-name="Arial" fo:font-size="8pt" fo:language="en" fo:country="US" fo:font-style="normal" fo:text-shadow="none" style:text-underline-style="none" fo:font-weight="normal" officeooo:rsid="004706af" style:font-size-asian="8pt" style:font-style-asian="normal" style:font-weight-asian="normal" style:text-emphasize="none"/>
    </style:style>
    <style:style style:name="T97" style:family="text">
      <style:text-properties style:text-outline="false" style:text-line-through-style="none" style:text-line-through-type="none" style:font-name="Arial" fo:font-size="8pt" fo:language="en" fo:country="US" fo:font-style="normal" fo:text-shadow="none" style:text-underline-style="none" fo:font-weight="normal" officeooo:rsid="004c83cd" style:font-size-asian="8pt" style:font-style-asian="normal" style:font-weight-asian="normal" style:text-emphasize="none"/>
    </style:style>
    <style:style style:name="T98" style:family="text">
      <style:text-properties style:text-outline="false" style:text-line-through-style="none" style:text-line-through-type="none" style:font-name="Arial" fo:font-size="8pt" fo:language="uk" fo:country="UA" fo:font-style="normal" fo:text-shadow="none" style:text-underline-style="none" fo:font-weight="normal" style:font-size-asian="8pt" style:font-style-asian="normal" style:font-weight-asian="normal" style:text-emphasize="none"/>
    </style:style>
    <style:style style:name="T99" style:family="text">
      <style:text-properties style:text-outline="false" style:text-line-through-style="none" style:text-line-through-type="none" style:font-name="Arial" fo:font-size="8pt" fo:language="uk" fo:country="UA" fo:font-style="normal" fo:text-shadow="none" style:text-underline-style="none" fo:font-weight="normal" officeooo:rsid="004706af" style:font-size-asian="8pt" style:font-style-asian="normal" style:font-weight-asian="normal" style:text-emphasize="none"/>
    </style:style>
    <style:style style:name="T100" style:family="text">
      <style:text-properties style:text-outline="false" style:text-line-through-style="none" style:text-line-through-type="none" style:font-name="Arial" fo:font-size="8pt" fo:language="uk" fo:country="UA" fo:font-style="normal" fo:text-shadow="none" style:text-underline-style="none" fo:font-weight="normal" officeooo:rsid="004c83cd" style:font-size-asian="8pt" style:font-style-asian="normal" style:font-weight-asian="normal" style:text-emphasize="none"/>
    </style:style>
    <style:style style:name="T101" style:family="text">
      <style:text-properties style:text-outline="false" style:text-line-through-style="none" style:text-line-through-type="none" style:font-name="Arial" fo:font-size="8pt" fo:language="uk" fo:country="UA" fo:font-style="normal" fo:text-shadow="none" style:text-underline-style="none" fo:font-weight="normal" officeooo:rsid="004d8b9a" style:font-size-asian="8pt" style:font-style-asian="normal" style:font-weight-asian="normal" style:text-emphasize="none"/>
    </style:style>
    <style:style style:name="T102" style:family="text">
      <style:text-properties style:text-outline="false" style:text-line-through-style="none" style:text-line-through-type="none" style:font-name="Arial" fo:font-size="8pt" fo:language="ru" fo:country="RU" fo:font-style="normal" fo:text-shadow="none" style:text-underline-style="none" fo:font-weight="normal" style:font-size-asian="8pt" style:font-style-asian="normal" style:font-weight-asian="normal" style:text-emphasize="none"/>
    </style:style>
    <style:style style:name="T103" style:family="text">
      <style:text-properties style:text-outline="false" style:text-line-through-style="none" style:text-line-through-type="none" style:font-name="Arial" fo:font-size="8pt" fo:language="ru" fo:country="RU" fo:font-style="normal" fo:text-shadow="none" style:text-underline-style="none" fo:font-weight="normal" officeooo:rsid="004706af" style:font-size-asian="8pt" style:font-style-asian="normal" style:font-weight-asian="normal" style:text-emphasize="none"/>
    </style:style>
    <style:style style:name="T104" style:family="text">
      <style:text-properties style:text-outline="false" style:text-line-through-style="none" style:text-line-through-type="none" style:font-name="Arial" fo:font-size="8pt" fo:language="ru" fo:country="RU" fo:font-style="normal" fo:text-shadow="none" style:text-underline-style="none" fo:font-weight="normal" officeooo:rsid="00518598" style:font-size-asian="8pt" style:font-style-asian="normal" style:font-weight-asian="normal" style:text-emphasize="none"/>
    </style:style>
    <style:style style:name="T105" style:family="text">
      <style:text-properties style:text-outline="false" style:text-line-through-style="none" style:text-line-through-type="none" style:font-name="Arial" fo:font-size="8pt" fo:language="ru" fo:country="RU" fo:font-style="normal" fo:text-shadow="none" style:text-underline-style="none" fo:font-weight="normal" officeooo:rsid="005a069e" style:font-size-asian="8pt" style:font-style-asian="normal" style:font-weight-asian="normal" style:text-emphasize="none"/>
    </style:style>
    <style:style style:name="T106" style:family="text">
      <style:text-properties style:text-outline="false" style:text-line-through-style="none" style:text-line-through-type="none" style:font-name="Arial" fo:font-size="8pt" fo:language="ru" fo:country="RU" fo:font-style="normal" fo:text-shadow="none" style:text-underline-style="none" fo:font-weight="normal" officeooo:rsid="005a38db" style:font-size-asian="8pt" style:font-style-asian="normal" style:font-weight-asian="normal" style:text-emphasize="none"/>
    </style:style>
    <style:style style:name="T107" style:family="text">
      <style:text-properties style:text-outline="false" style:text-line-through-style="none" style:text-line-through-type="none" style:font-name="Arial" fo:font-size="8pt" fo:language="ru" fo:country="RU" fo:font-style="normal" fo:text-shadow="none" style:text-underline-style="none" fo:font-weight="normal" officeooo:rsid="005bde06" style:font-size-asian="8pt" style:font-style-asian="normal" style:font-weight-asian="normal" style:text-emphasize="none"/>
    </style:style>
    <style:style style:name="T108" style:family="text">
      <style:text-properties style:text-outline="false" style:text-line-through-style="none" style:text-line-through-type="none" style:font-name="Arial" fo:font-size="8pt" fo:language="ru" fo:country="RU" fo:font-style="normal" fo:text-shadow="none" style:text-underline-style="none" fo:font-weight="normal" officeooo:rsid="005e46a0" style:font-size-asian="8pt" style:font-style-asian="normal" style:font-weight-asian="normal" style:text-emphasize="none"/>
    </style:style>
    <style:style style:name="T109" style:family="text">
      <style:text-properties style:text-outline="false" style:text-line-through-style="none" style:text-line-through-type="none" style:font-name="Arial" fo:font-size="8pt" fo:language="ru" fo:country="RU" fo:font-style="normal" fo:text-shadow="none" style:text-underline-style="none" fo:font-weight="normal" officeooo:rsid="00638d48" style:font-size-asian="8pt" style:font-style-asian="normal" style:font-weight-asian="normal" style:text-emphasize="none"/>
    </style:style>
    <style:style style:name="T110" style:family="text">
      <style:text-properties style:text-outline="false" style:text-line-through-style="none" style:text-line-through-type="none" style:font-name="Arial" fo:font-size="8pt" fo:language="ru" fo:country="RU" fo:font-style="normal" fo:text-shadow="none" style:text-underline-style="none" fo:font-weight="normal" officeooo:rsid="00655489" style:font-size-asian="8pt" style:font-style-asian="normal" style:font-weight-asian="normal" style:text-emphasize="none"/>
    </style:style>
    <style:style style:name="T111" style:family="text">
      <style:text-properties style:text-outline="false" style:text-line-through-style="none" style:text-line-through-type="none" style:font-name="Arial" fo:font-size="8pt" fo:language="ru" fo:country="RU" fo:font-style="normal" fo:text-shadow="none" style:text-underline-style="none" fo:font-weight="normal" officeooo:rsid="00668519" style:font-size-asian="8pt" style:font-style-asian="normal" style:font-weight-asian="normal" style:text-emphasize="none"/>
    </style:style>
    <style:style style:name="T112"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113" style:family="text">
      <style:text-properties style:text-outline="false" style:text-line-through-style="none" style:text-line-through-type="none" style:font-name="Arial" fo:font-style="normal" fo:text-shadow="none" style:text-underline-style="none" fo:font-weight="normal" officeooo:rsid="003bb6af" style:font-style-asian="normal" style:font-weight-asian="normal" style:text-emphasize="none"/>
    </style:style>
    <style:style style:name="T114" style:family="text">
      <style:text-properties style:text-outline="false" style:text-line-through-style="none" style:text-line-through-type="none" style:font-name="Arial" fo:font-style="normal" fo:text-shadow="none" style:text-underline-style="none" fo:font-weight="normal" officeooo:rsid="001110b3" style:font-style-asian="normal" style:font-weight-asian="normal" style:text-emphasize="none"/>
    </style:style>
    <style:style style:name="T115" style:family="text">
      <style:text-properties style:text-outline="false" style:text-line-through-style="none" style:text-line-through-type="none" style:font-name="Arial" fo:font-style="normal" fo:text-shadow="none" style:text-underline-style="none" fo:font-weight="normal" officeooo:rsid="0023a5a5" style:font-style-asian="normal" style:font-weight-asian="normal" style:text-emphasize="none"/>
    </style:style>
    <style:style style:name="T116" style:family="text">
      <style:text-properties style:text-outline="false" style:text-line-through-style="none" style:text-line-through-type="none" style:font-name="Arial" fo:font-style="normal" fo:text-shadow="none" style:text-underline-style="none" fo:font-weight="normal" officeooo:rsid="003e7626" style:font-style-asian="normal" style:font-weight-asian="normal" style:text-emphasize="none"/>
    </style:style>
    <style:style style:name="T117" style:family="text">
      <style:text-properties style:text-outline="false" style:text-line-through-style="none" style:text-line-through-type="none" style:font-name="Arial" fo:font-style="normal" fo:text-shadow="none" style:text-underline-style="none" fo:font-weight="normal" officeooo:rsid="005dffd2" style:font-style-asian="normal" style:font-weight-asian="normal" style:text-emphasize="none"/>
    </style:style>
    <style:style style:name="T118" style:family="text">
      <style:text-properties style:text-outline="false" style:text-line-through-style="none" style:text-line-through-type="none" style:font-name="Arial" fo:font-style="normal" fo:text-shadow="none" style:text-underline-style="none" fo:font-weight="normal" officeooo:rsid="004706af" style:font-style-asian="normal" style:font-weight-asian="normal" style:text-emphasize="none"/>
    </style:style>
    <style:style style:name="T119" style:family="text">
      <style:text-properties style:text-outline="false" style:text-line-through-style="none" style:text-line-through-type="none" style:font-name="Arial" fo:font-style="normal" fo:text-shadow="none" style:text-underline-style="none" fo:font-weight="normal" officeooo:rsid="0017c1d0" style:font-style-asian="normal" style:font-weight-asian="normal" style:text-emphasize="none"/>
    </style:style>
    <style:style style:name="T120" style:family="text">
      <style:text-properties style:text-outline="false" style:text-line-through-style="none" style:text-line-through-type="none" style:font-name="Arial" fo:font-style="normal" fo:text-shadow="none" style:text-underline-style="none" fo:font-weight="normal" officeooo:rsid="0017e6f9" style:font-style-asian="normal" style:font-weight-asian="normal" style:text-emphasize="none"/>
    </style:style>
    <style:style style:name="T121" style:family="text">
      <style:text-properties style:text-outline="false" style:text-line-through-style="none" style:text-line-through-type="none" style:font-name="Arial" fo:font-style="normal" fo:text-shadow="none" style:text-underline-style="none" fo:font-weight="normal" officeooo:rsid="00188573" style:font-style-asian="normal" style:font-weight-asian="normal" style:text-emphasize="none"/>
    </style:style>
    <style:style style:name="T122" style:family="text">
      <style:text-properties style:text-outline="false" style:text-line-through-style="none" style:text-line-through-type="none" style:font-name="Arial" fo:font-style="normal" fo:text-shadow="none" style:text-underline-style="none" fo:font-weight="normal" officeooo:rsid="006be141" style:font-style-asian="normal" style:font-weight-asian="normal" style:text-emphasize="none"/>
    </style:style>
    <style:style style:name="T123" style:family="text">
      <style:text-properties style:text-outline="false" style:text-line-through-style="none" style:text-line-through-type="none" style:font-name="Arial" fo:font-style="normal" fo:text-shadow="none" style:text-underline-style="none" fo:font-weight="normal" officeooo:rsid="0068e265" style:font-style-asian="normal" style:font-weight-asian="normal" style:text-emphasize="none"/>
    </style:style>
    <style:style style:name="T124" style:family="text">
      <style:text-properties style:text-outline="false" style:text-line-through-style="none" style:text-line-through-type="none" style:font-name="Arial" fo:font-style="normal" fo:text-shadow="none" style:text-underline-style="none" fo:font-weight="normal" officeooo:rsid="004affe0" style:font-style-asian="normal" style:font-weight-asian="normal" style:text-emphasize="none"/>
    </style:style>
    <style:style style:name="T125" style:family="text">
      <style:text-properties style:text-outline="false" style:text-line-through-style="none" style:text-line-through-type="none" style:font-name="Arial" fo:font-style="normal" fo:text-shadow="none" style:text-underline-style="none" fo:font-weight="normal" officeooo:rsid="006d59f5" style:font-style-asian="normal" style:font-weight-asian="normal" style:text-emphasize="none"/>
    </style:style>
    <style:style style:name="T126" style:family="text">
      <style:text-properties style:text-outline="false" style:text-line-through-style="none" style:text-line-through-type="none" style:font-name="Arial" fo:font-style="normal" fo:text-shadow="none" style:text-underline-style="none" fo:font-weight="normal" officeooo:rsid="004c83cd" style:font-style-asian="normal" style:font-weight-asian="normal" style:text-emphasize="none"/>
    </style:style>
    <style:style style:name="T127" style:family="text">
      <style:text-properties style:text-outline="false" style:text-line-through-style="none" style:text-line-through-type="none" style:font-name="Arial" fo:font-style="normal" fo:text-shadow="none" style:text-underline-style="none" fo:font-weight="normal" officeooo:rsid="00727ef1" style:font-style-asian="normal" style:font-weight-asian="normal" style:text-emphasize="none"/>
    </style:style>
    <style:style style:name="T128" style:family="text">
      <style:text-properties style:text-outline="false" style:text-line-through-style="none" style:text-line-through-type="none" style:font-name="Arial" fo:font-style="normal" fo:text-shadow="none" style:text-underline-style="none" fo:font-weight="bold" style:font-style-asian="normal" style:font-weight-asian="bold" style:font-weight-complex="bold" style:text-emphasize="none"/>
    </style:style>
    <style:style style:name="T129" style:family="text">
      <style:text-properties style:text-outline="false" style:text-line-through-style="none" style:text-line-through-type="none" style:font-name="Arial" fo:language="en" fo:country="US" fo:font-style="normal" fo:text-shadow="none" style:text-underline-style="none" fo:font-weight="normal" officeooo:rsid="004706af" style:font-style-asian="normal" style:font-weight-asian="normal" style:text-emphasize="none"/>
    </style:style>
    <style:style style:name="T130" style:family="text">
      <style:text-properties style:text-outline="false" style:text-line-through-style="none" style:text-line-through-type="none" style:font-name="Arial" fo:language="en" fo:country="US" fo:font-style="normal" fo:text-shadow="none" style:text-underline-style="none" fo:font-weight="normal" officeooo:rsid="004c83cd" style:font-style-asian="normal" style:font-weight-asian="normal" style:text-emphasize="none"/>
    </style:style>
    <style:style style:name="T131" style:family="text">
      <style:text-properties style:text-outline="false" style:text-line-through-style="none" style:text-line-through-type="none" style:font-name="Arial" fo:language="uk" fo:country="UA" fo:font-style="normal" fo:text-shadow="none" style:text-underline-style="none" fo:font-weight="normal" style:font-style-asian="normal" style:font-weight-asian="normal" style:text-emphasize="none"/>
    </style:style>
    <style:style style:name="T132" style:family="text">
      <style:text-properties style:text-outline="false" style:text-line-through-style="none" style:text-line-through-type="none" style:font-name="Arial" fo:language="uk" fo:country="UA" fo:font-style="normal" fo:text-shadow="none" style:text-underline-style="none" fo:font-weight="normal" officeooo:rsid="004706af" style:font-style-asian="normal" style:font-weight-asian="normal" style:text-emphasize="none"/>
    </style:style>
    <style:style style:name="T133" style:family="text">
      <style:text-properties style:text-outline="false" style:text-line-through-style="none" style:text-line-through-type="none" style:font-name="Arial" fo:language="uk" fo:country="UA" fo:font-style="normal" fo:text-shadow="none" style:text-underline-style="none" fo:font-weight="normal" officeooo:rsid="004d8b9a" style:font-style-asian="normal" style:font-weight-asian="normal" style:text-emphasize="none"/>
    </style:style>
    <style:style style:name="T134" style:family="text">
      <style:text-properties style:text-outline="false" style:text-line-through-style="none" style:text-line-through-type="none" style:font-name="Arial" fo:language="uk" fo:country="UA" fo:font-style="normal" fo:text-shadow="none" style:text-underline-style="none" fo:font-weight="normal" officeooo:rsid="004c83cd" style:font-style-asian="normal" style:font-weight-asian="normal" style:text-emphasize="none"/>
    </style:style>
    <style:style style:name="T135" style:family="text">
      <style:text-properties style:text-outline="false" style:text-line-through-style="none" style:text-line-through-type="none" style:font-name="Arial" fo:language="ru" fo:country="RU" fo:font-style="normal" fo:text-shadow="none" style:text-underline-style="none" fo:font-weight="normal" style:font-style-asian="normal" style:font-weight-asian="normal" style:text-emphasize="none"/>
    </style:style>
    <style:style style:name="T136" style:family="text">
      <style:text-properties style:text-outline="false" style:text-line-through-style="none" style:text-line-through-type="none" style:font-name="Arial" fo:language="ru" fo:country="RU" fo:font-style="normal" fo:text-shadow="none" style:text-underline-style="none" fo:font-weight="normal" officeooo:rsid="004706af" style:font-style-asian="normal" style:font-weight-asian="normal" style:text-emphasize="none"/>
    </style:style>
    <style:style style:name="T137" style:family="text">
      <style:text-properties style:text-outline="false" style:text-line-through-style="none" style:text-line-through-type="none" style:font-name="Arial" fo:language="ru" fo:country="RU" fo:font-style="normal" fo:text-shadow="none" style:text-underline-style="none" fo:font-weight="normal" officeooo:rsid="00638d48" style:font-style-asian="normal" style:font-weight-asian="normal" style:text-emphasize="none"/>
    </style:style>
    <style:style style:name="T138" style:family="text">
      <style:text-properties style:text-outline="false" style:text-line-through-style="none" style:text-line-through-type="none" style:font-name="Arial" fo:language="ru" fo:country="RU" fo:font-style="normal" fo:text-shadow="none" style:text-underline-style="none" fo:font-weight="normal" officeooo:rsid="00518598" style:font-style-asian="normal" style:font-weight-asian="normal" style:text-emphasize="none"/>
    </style:style>
    <style:style style:name="T139" style:family="text">
      <style:text-properties style:text-outline="false" style:text-line-through-style="none" style:text-line-through-type="none" style:font-name="Arial" fo:language="ru" fo:country="RU" fo:font-style="normal" fo:text-shadow="none" style:text-underline-style="none" fo:font-weight="normal" officeooo:rsid="005a069e" style:font-style-asian="normal" style:font-weight-asian="normal" style:text-emphasize="none"/>
    </style:style>
    <style:style style:name="T140" style:family="text">
      <style:text-properties style:text-outline="false" style:text-line-through-style="none" style:text-line-through-type="none" style:font-name="Arial" fo:language="ru" fo:country="RU" fo:font-style="normal" fo:text-shadow="none" style:text-underline-style="none" fo:font-weight="normal" officeooo:rsid="005a38db" style:font-style-asian="normal" style:font-weight-asian="normal" style:text-emphasize="none"/>
    </style:style>
    <style:style style:name="T141" style:family="text">
      <style:text-properties style:text-outline="false" style:text-line-through-style="none" style:text-line-through-type="none" style:font-name="Arial" fo:language="ru" fo:country="RU" fo:font-style="normal" fo:text-shadow="none" style:text-underline-style="none" fo:font-weight="normal" officeooo:rsid="005bde06" style:font-style-asian="normal" style:font-weight-asian="normal" style:text-emphasize="none"/>
    </style:style>
    <style:style style:name="T142" style:family="text">
      <style:text-properties style:text-outline="false" style:text-line-through-style="none" style:text-line-through-type="none" style:font-name="Arial" fo:language="ru" fo:country="RU" fo:font-style="normal" fo:text-shadow="none" style:text-underline-style="none" fo:font-weight="normal" officeooo:rsid="005e46a0" style:font-style-asian="normal" style:font-weight-asian="normal" style:text-emphasize="none"/>
    </style:style>
    <style:style style:name="T143" style:family="text">
      <style:text-properties style:text-outline="false" style:text-line-through-style="none" style:text-line-through-type="none" style:font-name="Arial" fo:language="ru" fo:country="RU" fo:font-style="normal" fo:text-shadow="none" style:text-underline-style="none" fo:font-weight="normal" officeooo:rsid="00655489" style:font-style-asian="normal" style:font-weight-asian="normal" style:text-emphasize="none"/>
    </style:style>
    <style:style style:name="T144" style:family="text">
      <style:text-properties style:text-outline="false" style:text-line-through-style="none" style:text-line-through-type="none" style:font-name="Arial" fo:language="ru" fo:country="RU" fo:font-style="normal" fo:text-shadow="none" style:text-underline-style="none" fo:font-weight="normal" officeooo:rsid="00668519" style:font-style-asian="normal" style:font-weight-asian="normal" style:text-emphasize="none"/>
    </style:style>
    <style:style style:name="T145" style:family="text">
      <style:text-properties style:text-outline="false" style:text-line-through-style="none" style:text-line-through-type="none" style:font-name="Liberation Sans" fo:font-size="8pt" fo:font-style="normal" fo:text-shadow="none" style:text-underline-style="none" fo:font-weight="normal" officeooo:rsid="001d3c11" style:font-size-asian="8pt" style:font-style-asian="normal" style:font-weight-asian="normal" style:font-size-complex="8pt" style:text-emphasize="none"/>
    </style:style>
    <style:style style:name="T146" style:family="text">
      <style:text-properties style:text-outline="false" style:text-line-through-style="none" style:text-line-through-type="none" style:font-name="Liberation Sans" fo:font-style="normal" fo:text-shadow="none" style:text-underline-style="none" fo:font-weight="normal" officeooo:rsid="001d3c11" style:font-style-asian="normal" style:font-weight-asian="normal" style:text-emphasize="none"/>
    </style:style>
    <style:style style:name="T147" style:family="text">
      <style:text-properties fo:language="en" fo:country="US"/>
    </style:style>
    <style:style style:name="T148" style:family="text">
      <style:text-properties fo:language="en" fo:country="US" officeooo:rsid="001c54f1"/>
    </style:style>
    <style:style style:name="T149" style:family="text">
      <style:text-properties fo:language="en" fo:country="US" officeooo:rsid="001e0bf2"/>
    </style:style>
    <style:style style:name="T150" style:family="text">
      <style:text-properties fo:language="en" fo:country="US" officeooo:rsid="00331ec5"/>
    </style:style>
    <style:style style:name="T151" style:family="text">
      <style:text-properties fo:language="en" fo:country="US" officeooo:rsid="0033a7ac"/>
    </style:style>
    <style:style style:name="T152" style:family="text">
      <style:text-properties fo:language="en" fo:country="US" officeooo:rsid="00350dfa"/>
    </style:style>
    <style:style style:name="T153" style:family="text">
      <style:text-properties fo:language="uk" fo:country="UA"/>
    </style:style>
    <style:style style:name="T154" style:family="text">
      <style:text-properties fo:language="uk" fo:country="UA" officeooo:rsid="0032b796"/>
    </style:style>
    <style:style style:name="T155" style:family="text">
      <style:text-properties fo:language="uk" fo:country="UA" officeooo:rsid="00331ec5"/>
    </style:style>
    <style:style style:name="T156" style:family="text">
      <style:text-properties fo:language="uk" fo:country="UA" officeooo:rsid="0033a7ac"/>
    </style:style>
    <style:style style:name="T157" style:family="text">
      <style:text-properties fo:language="uk" fo:country="UA" officeooo:rsid="00356e81"/>
    </style:style>
    <style:style style:name="T158" style:family="text">
      <style:text-properties fo:language="uk" fo:country="UA" officeooo:rsid="004594c2"/>
    </style:style>
    <style:style style:name="T159" style:family="text">
      <style:text-properties fo:language="uk" fo:country="UA" officeooo:rsid="0055bdb0"/>
    </style:style>
    <style:style style:name="T160" style:family="text">
      <style:text-properties fo:language="uk" fo:country="UA" officeooo:rsid="0075747c"/>
    </style:style>
    <style:style style:name="T161" style:family="text">
      <style:text-properties fo:language="uk" fo:country="UA" officeooo:rsid="0076f68e"/>
    </style:style>
    <style:style style:name="T162" style:family="text">
      <style:text-properties fo:language="uk" fo:country="UA" officeooo:rsid="00775ae4"/>
    </style:style>
    <style:style style:name="T163" style:family="text">
      <style:text-properties fo:language="ru" fo:country="RU"/>
    </style:style>
    <style:style style:name="T164" style:family="text">
      <style:text-properties fo:language="ru" fo:country="RU" officeooo:rsid="001e0bf2"/>
    </style:style>
    <style:style style:name="T165" style:family="text">
      <style:text-properties fo:language="ru" fo:country="RU" officeooo:rsid="0033a7ac"/>
    </style:style>
    <style:style style:name="T166" style:family="text">
      <style:text-properties fo:language="ru" fo:country="RU" officeooo:rsid="00356e81"/>
    </style:style>
    <style:style style:name="T167" style:family="text">
      <style:text-properties fo:language="ru" fo:country="RU" officeooo:rsid="0036cf3f"/>
    </style:style>
    <style:style style:name="T168" style:family="text">
      <style:text-properties fo:language="ru" fo:country="RU" officeooo:rsid="0038c295"/>
    </style:style>
    <style:style style:name="T169" style:family="text">
      <style:text-properties fo:language="ru" fo:country="RU" officeooo:rsid="00396351"/>
    </style:style>
    <style:style style:name="T170" style:family="text">
      <style:text-properties fo:language="ru" fo:country="RU" officeooo:rsid="0040a600"/>
    </style:style>
    <style:style style:name="T171" style:family="text">
      <style:text-properties fo:language="ru" fo:country="RU" officeooo:rsid="004594c2"/>
    </style:style>
    <style:style style:name="T172" style:family="text">
      <style:text-properties fo:language="ru" fo:country="RU" officeooo:rsid="004a0149"/>
    </style:style>
    <style:style style:name="T173" style:family="text">
      <style:text-properties fo:language="ru" fo:country="RU" officeooo:rsid="00531463"/>
    </style:style>
    <style:style style:name="T174" style:family="text">
      <style:text-properties fo:language="ru" fo:country="RU" officeooo:rsid="0055bdb0"/>
    </style:style>
    <style:style style:name="T175" style:family="text">
      <style:text-properties fo:language="ru" fo:country="RU" officeooo:rsid="0055ed18"/>
    </style:style>
    <style:style style:name="T176" style:family="text">
      <style:text-properties fo:language="ru" fo:country="RU" officeooo:rsid="0075747c"/>
    </style:style>
    <style:style style:name="T177" style:family="text">
      <style:text-properties fo:language="ru" fo:country="RU" officeooo:rsid="0076f68e"/>
    </style:style>
    <style:style style:name="T178" style:family="text">
      <style:text-properties fo:language="ru" fo:country="RU" fo:font-weight="bold" officeooo:rsid="0076f68e" style:font-weight-asian="bold" style:font-style-complex="normal" style:font-weight-complex="bold"/>
    </style:style>
    <style:style style:name="T179" style:family="text">
      <style:text-properties fo:language="ru" fo:country="RU" officeooo:rsid="00775ae4"/>
    </style:style>
    <style:style style:name="T180" style:family="text">
      <style:text-properties style:font-name="Liberation Sans1"/>
    </style:style>
    <style:style style:name="T181" style:family="text">
      <style:text-properties style:font-name="Liberation Sans1" fo:font-weight="bold" style:font-weight-asian="bold"/>
    </style:style>
    <style:style style:name="T182" style:family="text">
      <style:text-properties style:font-name="Liberation Sans1" fo:font-weight="bold" officeooo:rsid="0010fd6d" style:font-weight-asian="bold"/>
    </style:style>
    <style:style style:name="T183" style:family="text">
      <style:text-properties style:font-name="Liberation Sans1" officeooo:rsid="0010fd6d"/>
    </style:style>
    <style:style style:name="T184" style:family="text">
      <style:text-properties style:font-name="Liberation Sans1" officeooo:rsid="001110b3"/>
    </style:style>
    <style:style style:name="T185" style:family="text">
      <style:text-properties style:font-name="Liberation Sans1" style:font-weight-complex="bold"/>
    </style:style>
    <style:style style:name="T186" style:family="text">
      <style:text-properties style:font-name="Liberation Sans1" officeooo:rsid="0014ceba"/>
    </style:style>
    <style:style style:name="T187" style:family="text">
      <style:text-properties style:font-name="Liberation Sans1" fo:language="en" fo:country="US"/>
    </style:style>
    <style:style style:name="T188" style:family="text">
      <style:text-properties style:font-name="Liberation Sans1" fo:language="en" fo:country="US" officeooo:rsid="0014ceba"/>
    </style:style>
    <style:style style:name="T189" style:family="text">
      <style:text-properties style:font-name="Liberation Sans1" fo:language="en" fo:country="US" officeooo:rsid="006edfa0"/>
    </style:style>
    <style:style style:name="T190" style:family="text">
      <style:text-properties style:font-name="Liberation Sans1" fo:language="uk" fo:country="UA"/>
    </style:style>
    <style:style style:name="T191" style:family="text">
      <style:text-properties style:font-name="Liberation Sans1" fo:language="uk" fo:country="UA" officeooo:rsid="0014ceba"/>
    </style:style>
    <style:style style:name="T192" style:family="text">
      <style:text-properties style:font-name="Liberation Sans1" fo:language="uk" fo:country="UA" officeooo:rsid="006edfa0"/>
    </style:style>
    <style:style style:name="T193" style:family="text">
      <style:text-properties style:font-name="Liberation Sans1" fo:language="ru" fo:country="RU" officeooo:rsid="0014ceba"/>
    </style:style>
    <style:style style:name="T194" style:family="text">
      <style:text-properties style:font-name="Liberation Sans1" officeooo:rsid="001e0bf2"/>
    </style:style>
    <style:style style:name="T195" style:family="text">
      <style:text-properties style:font-name="Liberation Sans1" officeooo:rsid="00458b41"/>
    </style:style>
    <style:style style:name="T196" style:family="text">
      <style:text-properties style:font-name="Liberation Sans1" officeooo:rsid="0061cd97"/>
    </style:style>
    <style:style style:name="T197" style:family="text">
      <style:text-properties style:font-name="Liberation Sans1" officeooo:rsid="006edfa0"/>
    </style:style>
    <style:style style:name="T198" style:family="text">
      <style:text-properties style:font-name="Liberation Sans1" officeooo:rsid="00729f17"/>
    </style:style>
    <style:style style:name="T199" style:family="text">
      <style:text-properties style:font-name="Liberation Sans1" officeooo:rsid="0073d3aa"/>
    </style:style>
    <style:style style:name="T200" style:family="text">
      <style:text-properties officeooo:rsid="001110b3"/>
    </style:style>
    <style:style style:name="T201" style:family="text">
      <style:text-properties style:font-weight-complex="bold"/>
    </style:style>
    <style:style style:name="T202" style:family="text">
      <style:text-properties officeooo:rsid="0019c0d1"/>
    </style:style>
    <style:style style:name="T203" style:family="text">
      <style:text-properties officeooo:rsid="001bb8eb"/>
    </style:style>
    <style:style style:name="T204" style:family="text">
      <style:text-properties officeooo:rsid="001c54f1"/>
    </style:style>
    <style:style style:name="T205" style:family="text">
      <style:text-properties fo:color="#252217" style:text-outline="false" style:text-line-through-style="none" style:text-line-through-type="none" style:font-name="Liberation Sans" fo:font-size="8pt" fo:language="ru" fo:country="RU" fo:font-style="normal" fo:text-shadow="none" style:text-underline-style="none" fo:font-weight="normal" officeooo:rsid="001d3c11" style:font-size-asian="8pt" style:font-style-asian="normal" style:font-weight-asian="normal" style:font-size-complex="8pt" style:font-weight-complex="normal" style:text-emphasize="none"/>
    </style:style>
    <style:style style:name="T206" style:family="text">
      <style:text-properties fo:color="#252217" style:text-outline="false" style:text-line-through-style="none" style:text-line-through-type="none" style:font-name="Liberation Sans" fo:font-size="8pt" fo:language="ru" fo:country="RU" fo:font-style="normal" fo:text-shadow="none" style:text-underline-style="none" fo:font-weight="normal" officeooo:rsid="001d508d" style:font-size-asian="8pt" style:font-style-asian="normal" style:font-weight-asian="normal" style:font-size-complex="8pt" style:font-weight-complex="normal" style:text-emphasize="none"/>
    </style:style>
    <style:style style:name="T207" style:family="text">
      <style:text-properties fo:color="#252217" style:text-outline="false" style:text-line-through-style="none" style:text-line-through-type="none" style:font-name="Liberation Sans" fo:font-size="8pt" fo:language="ru" fo:country="RU" fo:font-style="normal" fo:text-shadow="none" style:text-underline-style="none" fo:font-weight="normal" officeooo:rsid="003aa39e" style:font-size-asian="8pt" style:font-style-asian="normal" style:font-weight-asian="normal" style:font-size-complex="8pt" style:font-weight-complex="normal" style:text-emphasize="none"/>
    </style:style>
    <style:style style:name="T208" style:family="text">
      <style:text-properties fo:color="#252217" style:text-outline="false" style:text-line-through-style="none" style:text-line-through-type="none" style:font-name="Liberation Sans" fo:font-size="8pt" fo:language="ru" fo:country="RU" fo:font-style="normal" fo:text-shadow="none" style:text-underline-style="none" fo:font-weight="normal" officeooo:rsid="003af62c" style:font-size-asian="8pt" style:font-style-asian="normal" style:font-weight-asian="normal" style:font-size-complex="8pt" style:font-weight-complex="normal" style:text-emphasize="none"/>
    </style:style>
    <style:style style:name="T209" style:family="text">
      <style:text-properties fo:color="#252217" style:text-outline="false" style:text-line-through-style="none" style:text-line-through-type="none" style:font-name="Liberation Sans" fo:font-size="8pt" fo:language="ru" fo:country="RU" fo:font-style="normal" fo:text-shadow="none" style:text-underline-style="none" fo:font-weight="normal" officeooo:rsid="004706af" style:font-size-asian="8pt" style:font-style-asian="normal" style:font-weight-asian="normal" style:font-size-complex="8pt" style:font-weight-complex="normal" style:text-emphasize="none"/>
    </style:style>
    <style:style style:name="T210" style:family="text">
      <style:text-properties fo:color="#252217" style:text-outline="false" style:text-line-through-style="none" style:text-line-through-type="none" style:font-name="Liberation Sans" fo:language="ru" fo:country="RU" fo:font-style="normal" fo:text-shadow="none" style:text-underline-style="none" fo:font-weight="normal" officeooo:rsid="001d3c11" style:font-style-asian="normal" style:font-weight-asian="normal" style:font-weight-complex="normal" style:text-emphasize="none"/>
    </style:style>
    <style:style style:name="T211" style:family="text">
      <style:text-properties fo:color="#252217" style:text-outline="false" style:text-line-through-style="none" style:text-line-through-type="none" style:font-name="Liberation Sans" fo:language="ru" fo:country="RU" fo:font-style="normal" fo:text-shadow="none" style:text-underline-style="none" fo:font-weight="normal" officeooo:rsid="001d508d" style:font-style-asian="normal" style:font-weight-asian="normal" style:font-weight-complex="normal" style:text-emphasize="none"/>
    </style:style>
    <style:style style:name="T212" style:family="text">
      <style:text-properties fo:color="#252217" style:text-outline="false" style:text-line-through-style="none" style:text-line-through-type="none" style:font-name="Liberation Sans" fo:language="ru" fo:country="RU" fo:font-style="normal" fo:text-shadow="none" style:text-underline-style="none" fo:font-weight="normal" officeooo:rsid="003aa39e" style:font-style-asian="normal" style:font-weight-asian="normal" style:font-weight-complex="normal" style:text-emphasize="none"/>
    </style:style>
    <style:style style:name="T213" style:family="text">
      <style:text-properties fo:color="#252217" style:text-outline="false" style:text-line-through-style="none" style:text-line-through-type="none" style:font-name="Liberation Sans" fo:language="ru" fo:country="RU" fo:font-style="normal" fo:text-shadow="none" style:text-underline-style="none" fo:font-weight="normal" officeooo:rsid="003af62c" style:font-style-asian="normal" style:font-weight-asian="normal" style:font-weight-complex="normal" style:text-emphasize="none"/>
    </style:style>
    <style:style style:name="T214" style:family="text">
      <style:text-properties fo:color="#252217" style:text-outline="false" style:text-line-through-style="none" style:text-line-through-type="none" style:font-name="Liberation Sans" fo:language="ru" fo:country="RU" fo:font-style="normal" fo:text-shadow="none" style:text-underline-style="none" fo:font-weight="normal" officeooo:rsid="004706af" style:font-style-asian="normal" style:font-weight-asian="normal" style:font-weight-complex="normal" style:text-emphasize="none"/>
    </style:style>
    <style:style style:name="T215" style:family="text">
      <style:text-properties fo:color="#252217" style:font-name="Liberation Sans" fo:font-size="8pt" fo:language="ru" fo:country="RU" fo:font-weight="normal" style:font-size-asian="8pt" style:font-weight-asian="normal" style:font-size-complex="8pt" style:font-weight-complex="normal"/>
    </style:style>
    <style:style style:name="T216" style:family="text">
      <style:text-properties fo:color="#252217" style:font-name="Liberation Sans" fo:font-size="8pt" fo:language="ru" fo:country="RU" fo:font-weight="normal" officeooo:rsid="001d508d" style:font-size-asian="8pt" style:font-weight-asian="normal" style:font-size-complex="8pt" style:font-weight-complex="normal"/>
    </style:style>
    <style:style style:name="T217" style:family="text">
      <style:text-properties fo:color="#252217" style:font-name="Liberation Sans" fo:language="ru" fo:country="RU" fo:font-weight="normal" style:font-weight-asian="normal" style:font-weight-complex="normal"/>
    </style:style>
    <style:style style:name="T218" style:family="text">
      <style:text-properties fo:color="#252217" style:font-name="Liberation Sans" fo:language="ru" fo:country="RU" fo:font-weight="normal" officeooo:rsid="001d508d" style:font-weight-asian="normal" style:font-weight-complex="normal"/>
    </style:style>
    <style:style style:name="T219" style:family="text">
      <style:text-properties officeooo:rsid="001f73b5"/>
    </style:style>
    <style:style style:name="T220" style:family="text">
      <style:text-properties officeooo:rsid="00209427"/>
    </style:style>
    <style:style style:name="T221" style:family="text">
      <style:text-properties officeooo:rsid="0020ae94"/>
    </style:style>
    <style:style style:name="T222" style:family="text">
      <style:text-properties officeooo:rsid="00266c76"/>
    </style:style>
    <style:style style:name="T223" style:family="text">
      <style:text-properties officeooo:rsid="002b32f5"/>
    </style:style>
    <style:style style:name="T224" style:family="text">
      <style:text-properties officeooo:rsid="002b6357"/>
    </style:style>
    <style:style style:name="T225" style:family="text">
      <style:text-properties officeooo:rsid="002e1642"/>
    </style:style>
    <style:style style:name="T226" style:family="text">
      <style:text-properties officeooo:rsid="002e5ea1"/>
    </style:style>
    <style:style style:name="T227" style:family="text">
      <style:text-properties officeooo:rsid="002e6e84"/>
    </style:style>
    <style:style style:name="T228" style:family="text">
      <style:text-properties officeooo:rsid="00310025"/>
    </style:style>
    <style:style style:name="T229" style:family="text">
      <style:text-properties officeooo:rsid="004126b7"/>
    </style:style>
    <style:style style:name="T230" style:family="text">
      <style:text-properties officeooo:rsid="00487d65"/>
    </style:style>
    <style:style style:name="T231" style:family="text">
      <style:text-properties officeooo:rsid="0051e5e2"/>
    </style:style>
    <style:style style:name="T232" style:family="text">
      <style:text-properties officeooo:rsid="007574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Правила участников ордена / экосистемы / ПИФа Vinogradoff Group и требования к ним.</text:p>
      <text:p text:style-name="P1"/>
      <text:p text:style-name="P37"><text:span text:style-name="T40">Термины</text:span><text:span text:style-name="T112">:</text:span></text:p>
      <text:p text:style-name="P27">Группа, Орден, Экосистема = Vinogradoff Group.</text:p>
      <text:p text:style-name="P37"><text:span text:style-name="T43">Сайт = Сайт «Дневник Повторений» </text:span><text:span text:style-name="T44">(название может меняться, может позиционироваться как сайт по Бизнес Планированию, Аналитике, </text:span><text:span text:style-name="T45">Грантам, Психоанализу, </text:span><text:span text:style-name="T46">Брейнсторму, </text:span><text:span text:style-name="T47">Проджект Менеджменту, </text:span><text:span text:style-name="T48">Фрилансу, Работе</text:span><text:span text:style-name="T44"> и любой другой сфере, но функционал примерно одинаков).</text:span></text:p>
      <text:p text:style-name="P27">Пункт = Запись повторяющейся проблемы на Сайте.</text:p>
      <text:p text:style-name="P37"><text:span text:style-name="T43">Круг, Вопросник = Авторская аналитическая система вопросов и подсказок Группы, превращающая </text:span><text:span text:style-name="T112">любую проблему в коммерческое решение этой проблемы.</text:span></text:p>
      <text:p text:style-name="P37"><text:span text:style-name="T43">Старт Круга, </text:span><text:span text:style-name="T49">Анализ Круга</text:span><text:span text:style-name="T43"> = Нажать кнопку «начать анализ» возле пункта на Сайте.</text:span></text:p>
      <text:p text:style-name="P27">Закончить Круг, Закончит Вопросник = Ответить на все вопросы Вопросника (Круг сомкнуть, шаги Круга проработать по преимуществам, выводы отрефакторить).</text:p>
      <text:p text:style-name="P29">Система, Конвеер = физический конвеер (инфраструктуру), к идее создания которого привёл Вопросник.</text:p>
      <text:p text:style-name="P30">Кит, Стартап Кит = всё оборудование которое нужно для запуска Конвеера.</text:p>
      <text:p text:style-name="P37"><text:span text:style-name="T43">Запустить Круг, Запустить Вопросник = Собрать </text:span><text:span text:style-name="T50">Конвеер за Выделенные Средства.</text:span></text:p>
      <text:p text:style-name="P27">Пользователь = Пользователь Сайта, который ещё не закончил ни один Вопросник.</text:p>
      <text:p text:style-name="P38"><text:span text:style-name="T43">Счёт = Денежный счёт </text:span><text:span text:style-name="T49">Пользователя </text:span><text:span text:style-name="T43">на Сайте.</text:span></text:p>
      <text:p text:style-name="P42"><text:span text:style-name="T43">Аналитик, </text:span><text:span text:style-name="T51">Фрилансер</text:span><text:span text:style-name="T43"> = Пользователь, который решил начать анализ Пункта, нажав «Старт Круга».</text:span></text:p>
      <text:p text:style-name="P27">Претендент = Пользователь, который закончил Вопросник, но ещё не запустил.</text:p>
      <text:p text:style-name="P27">Член(ы) = Члены Группы. Претендент, который запустил хоть один круг.</text:p>
      <text:p text:style-name="P4"><text:span text:style-name="T184">Призёр(ы) = Член, который </text:span><text:span text:style-name="T180">выигра</text:span><text:span text:style-name="T184">л</text:span><text:span text:style-name="T180"> звание Проект Года (в какой-то из номинаций).</text:span></text:p>
      <text:p text:style-name="P37"><text:span text:style-name="T43">Ивент = развлекательное событие (вечеринка и т. п.) которое организовыва</text:span><text:span text:style-name="T52">ется</text:span><text:span text:style-name="T43"> для </text:span><text:span text:style-name="T112">Членов на Сайте.</text:span></text:p>
      <text:p text:style-name="P27">Парад = Ежегодное событие (празднование), цель которого — отпраздновать наличие и пользу Сайта.</text:p>
      <text:p text:style-name="P31">Аукцион = Список Пунктов Пользователей.</text:p>
      <text:p text:style-name="P29">Финансирование Круга = Покупка того, что Законченный Круг сказал нужно купить чтоб его Запустить.</text:p>
      <text:p text:style-name="P6"><text:span text:style-name="T180">Выделять Средства = Замораживать сумму на своём Счёте, для тех или иных задач (для Старта Пункта, для Финансирования Круга и т. п.). </text:span><text:span text:style-name="T184">Система признаёт, что</text:span><text:span text:style-name="T180"> </text:span><text:span text:style-name="T184">Финансировать (в</text:span><text:span text:style-name="T180">ыделять средства на покупку</text:span><text:span text:style-name="T184">)</text:span><text:span text:style-name="T180"> оборудования проектов "за границей" есть циркуляция ликвидности </text:span>(вывод денег за <text:span text:style-name="T200">границу </text:span>стран<text:span text:style-name="T200">ы</text:span> методом реинвестирования их в проекты по ту сторону границы).</text:p>
      <text:p text:style-name="P8">Стена Почёта = страница на сайте со списком Призёров.</text:p>
      <text:p text:style-name="P8">Алея Славы = Улица на которой каждая плита имеет имя Призёра.</text:p>
      <text:p text:style-name="P11">Курсы = Образовательная программа (в отличии от Ивента, который несёт развлекательный характер), цель которого — научить аспектам использования системы Сайта <text:span text:style-name="T221">(могут позиционироваться как курсы по бизнес планированию, аналитике). </text:span><text:span text:style-name="T158">Курс</text:span><text:span text:style-name="T171">ы могут быть как оффлайн (лекции в офисе, </text:span><text:span text:style-name="T173">конференции в зале и т.п.</text:span><text:span text:style-name="T171">), так и онлайн (в виде видео уроков).</text:span></text:p>
      <text:p text:style-name="P12"><text:span text:style-name="T180">Профиль = Публичная страница Пользователя, где указаны его навыки, Пункты (открытые для публики) и на сколько % эти Пункты Завершены, и над какими другими Пунктами человек работал как Аналитик, </text:span><text:span text:style-name="T195">статистику созданных и завершённых пунктов, возможно отзывы о его работе как Аналитика и т. п.</text:span></text:p>
      <text:p text:style-name="P13"><text:span text:style-name="T195">Л</text:span><text:span text:style-name="T180">окальный Комитет — помещение (представительство) Группы в том или ином городе. Место куда можно прийти чтоб посоветоваться о работе Сайта, узнать новости, узнать когда где будут Курсы, </text:span><text:span text:style-name="T190">точка сбора людей перед Ивентами и т.п.</text:span></text:p>
      <text:p text:style-name="P36">Голосовать = участвовать в электронном голосовании на Сайте по тому или иному вопросу.</text:p>
      <text:p text:style-name="P23"><text:span text:style-name="T180">Вручение = ежегодная церемония вручения наград по той или иной номинации. </text:span><text:span text:style-name="T197">Она проводится в пафосном помещении типа Оперного Театра. Все в костюмах (</text:span><text:span text:style-name="T189">white tie)</text:span><text:span text:style-name="T192">, телевизионщики приглашаются на трансляцию, все хлопают, в</text:span><text:span text:style-name="T197">ыигравшие получают возможность рассказать, что и как они сделали. </text:span><text:span text:style-name="T198">Предшествует вручению Парад на улице </text:span><text:span text:style-name="T199">возле помещения где Вручение будет проводиться. А потом переключение прямой трансляции на Вручение.</text:span></text:p>
      <text:p text:style-name="P28"/>
      <text:p text:style-name="P35">ГРУППА</text:p>
      <text:p text:style-name="P19">Права Группы:</text:p>
      <text:p text:style-name="P8">- <text:span text:style-name="T202">Вносить изменения в этот договор в одностороннем порядке.</text:span></text:p>
      <text:p text:style-name="P8">- Удалять Пункты с Аукциона.</text:p>
      <text:p text:style-name="P8">- Блокировать Финансирование пункта Пользователями (право первой брачной ночи, лол).</text:p>
      <text:p text:style-name="P8">- <text:span text:style-name="T203">Развивать систему так как ей вздумается, независимо от согласия Пользователей, Претендентов, Членов и т.п..</text:span></text:p>
      <text:p text:style-name="P8">- <text:span text:style-name="T220">Проводить Курсы.</text:span></text:p>
      <text:p text:style-name="P11">- Проводить <text:span text:style-name="T231">еженедельные </text:span>Ивенты.</text:p>
      <text:p text:style-name="P11">- <text:span text:style-name="T229">Советовать Пользователем Киты способные решить тот или иной Пункт Пользователя.</text:span></text:p>
      <text:p text:style-name="P11">- <text:span text:style-name="T230">Предоставлять функционал Поиска по публичным проектам всем Пользователям (открытым, закрытым и т. п. - чтоб те видели что может их пункт уже был рассмотрен).</text:span></text:p>
      <text:p text:style-name="P11">- <text:span text:style-name="T230">Советовать пользователям после ввода Пункта обратить внимание на тот или иной публичный Пункт, который вводился уже другими Пользователями — и возможно даже решён.</text:span></text:p>
      <text:p text:style-name="P11">- <text:span text:style-name="T159">Фиксировать Счета не в той или иной валюте, а в своей криптовалюте (тех или ин</text:span><text:span text:style-name="T174">ых Тугриках), и считать их по курсу во время оплаты на тех или иных сайтах (как дополнительный доход от трейдеров, так как система будет расти безмерно — </text:span><text:span text:style-name="T175">хоть и возможность этого под вопросом</text:span><text:span text:style-name="T174">).</text:span></text:p>
      <text:p text:style-name="P8"/>
      <text:p text:style-name="P19">Требования к Группе:</text:p>
      <text:p text:style-name="P39"><text:soft-page-break/><text:span text:style-name="T43">- Страховка системы круга и её создателя от опасностей (</text:span><text:span text:style-name="T53">в т.ч. катаклизмов, медицинских проблем, краж, непредвиденных обстоятельств типа затопления соседями - </text:span><text:span text:style-name="T43">так как я </text:span><text:span text:style-name="T112">заинтересован чтоб проценты </text:span><text:span text:style-name="T113">их круга </text:span><text:span text:style-name="T112">поступали без сбоев)</text:span></text:p>
      <text:p text:style-name="P8"><text:span text:style-name="T180">- На Старт Пункта выделить разовый платёж 20$ </text:span><text:span text:style-name="T194">(наверно если человек соглашается что в перспективе что бы не получилось на выходе — оно станет платить 14% одному из Членов Группы).</text:span></text:p>
      <text:p text:style-name="P8"><text:span text:style-name="T194">- </text:span><text:span text:style-name="T196">Обеспечить охрану каждого круга (физическую, т. е. Свои охранники в фирмах и т. п.).</text:span></text:p>
      <text:p text:style-name="P3"/>
      <text:p text:style-name="P22">ПОЛЬЗОВАТЕЛЬ</text:p>
      <text:p text:style-name="P33">Права Пользователя:</text:p>
      <text:p text:style-name="P3">- <text:span text:style-name="T200">Создавать Пункты.</text:span></text:p>
      <text:p text:style-name="P14">- Нажать кнопку <text:span text:style-name="T153">Старт Круга </text:span><text:span text:style-name="T163">самостоятельно и в перспективе не становиться частью системы </text:span><text:span text:style-name="T153">(что </text:span><text:span text:style-name="T163">значит он решит его самостоятельно, за что он заплатит </text:span><text:span text:style-name="T147">3$).</text:span></text:p>
      <text:p text:style-name="P9"><text:span text:style-name="T187">- Н</text:span><text:span text:style-name="T147">ажать </text:span><text:span text:style-name="T148">кнопку</text:span><text:span text:style-name="T147"> design a kit / design a business plan </text:span><text:span text:style-name="T164">но в перспективе не становиться частью системы (в результате чего Пользователь платит 60</text:span><text:span text:style-name="T149">$).</text:span></text:p>
      <text:p text:style-name="P8"><text:span text:style-name="T180">- Н</text:span>ажать <text:span text:style-name="T204">кнопку</text:span> design a kit / <text:span text:style-name="T147">design a business plan </text:span><text:span text:style-name="T164">и в перспективе стать частью системы, получить финансирование и согласиться отдать 14% дохода </text:span><text:span text:style-name="T147">(</text:span><text:span text:style-name="T153">что </text:span><text:span text:style-name="T163">выносит Пункт со списка Приватных Задач на Аукцион).</text:span>.</text:p>
      <text:p text:style-name="P8">- Стать Аналитиком (Стартовать свои Пункты и Пункты на Аукционе) <text:span text:style-name="T160">в </text:span><text:span text:style-name="T176">проектах которые созданы В ЕГО стране.</text:span></text:p>
      <text:p text:style-name="P10">- <text:span text:style-name="T219">Выбирать, сколько Аналитиков (одного или нескольких, но только из СВОЕЙ страны) он хочет назначить на каждый шаг анализа проекта или весь проект в целом (методом скейла, чтоб ускорить/замедлить работу по шагу пункта).</text:span></text:p>
      <text:p text:style-name="P8">- <text:span text:style-name="T219">Выбирать, каких Аналитиков (ввести логины одного или нескольких) он хочет назначить на каждый шаг анализа проекта или весь проект в целом (если проект не публичный а только для выбранных Аналитиков). </text:span></text:p>
      <text:p text:style-name="P8">- <text:span text:style-name="T222">Указывать, сколько Аналитик, стартовавший Пункт, может позвать в проект новых Аналитиков (для каждого шага отдельно, или проекта в целом) необходимых для его Завершения.</text:span></text:p>
      <text:p text:style-name="P8">- <text:span text:style-name="T220">Посещать Курсы.</text:span></text:p>
      <text:p text:style-name="P8">- <text:span text:style-name="T224">Видеть прогресс (в %) сколько осталось до Завершения Пункта.</text:span></text:p>
      <text:p text:style-name="P8">- <text:span text:style-name="T225">Иметь список Аналитиков с которыми он привык работать (читай друзей и т. п.).</text:span></text:p>
      <text:p text:style-name="P8">- <text:span text:style-name="T226">Получать нотификашку, что в какой-то шаг какого-то проекта надо больше людей.</text:span></text:p>
      <text:p text:style-name="P8">- <text:span text:style-name="T227">Решать, можно ли, чтоб в статусе «работы» Аналитика было указано название Пункта, над которым они работают, или нельзя (т. е. Чтоб у них было указано что они заняты, но в графе «какой проект» было указано «название проекта скрыто автором Пункта).</text:span></text:p>
      <text:p text:style-name="P8">- <text:span text:style-name="T228">Искать Аналитиков из списка Аналитиков (по ключевым скилам, по проектам в которых они работали, по словам и т. п.).</text:span></text:p>
      <text:p text:style-name="P15"><text:span text:style-name="T150">- </text:span><text:span text:style-name="T157">Иметь опцию “Скачать Резюме” на его странице (после чего </text:span><text:span text:style-name="T167">он и другие </text:span><text:span text:style-name="T157">Пользовател</text:span><text:span text:style-name="T167">и</text:span><text:span text:style-name="T157"> </text:span><text:span text:style-name="T166">мо</text:span><text:span text:style-name="T167">гут </text:span><text:span text:style-name="T157">скачать резюме которое </text:span><text:span text:style-name="T166">было сгенерировано из информции, </text:span><text:span text:style-name="T167">которая введена в их Профиле</text:span><text:span text:style-name="T166">).</text:span></text:p>
      <text:p text:style-name="P15"><text:span text:style-name="T166">- </text:span><text:span text:style-name="T168">Ставить галочки, какие из его проектов он хочет чтоб были публичными в его Профиле.</text:span></text:p>
      <text:p text:style-name="P15"><text:span text:style-name="T168">- </text:span><text:span text:style-name="T169">Оплачивать работу Аналитиков со своего Счёта.</text:span></text:p>
      <text:p text:style-name="P15"><text:span text:style-name="T169">- </text:span><text:span text:style-name="T170">Ставить галочки, хочет ли он чтоб его профиль был публичным (информация открыта или нет), и кто может его профиль видеть (все, только люди работающие на его проектах, только финансирующие, никто).</text:span></text:p>
      <text:p text:style-name="P15"><text:span text:style-name="T170">- </text:span><text:span text:style-name="T172">Смотреть какие ещё дополнительные под-пункты и под-проекты Аналитики понасоздавали во время работы над Пунктом (что они считают мешает им закончить тот или иной пункт) и решать что с ними делать (аппрувнуть старт второго проекта, или указать что он от чего-то зависит и т. п.).</text:span></text:p>
      <text:p text:style-name="P24">- Указывать что что-то от чего-то зависит (т. е. Что пункт станет неактуальным после решения той или иной другой задачи).</text:p>
      <text:p text:style-name="P3">- <text:span text:style-name="T232">Везде где я говорю «нанять Аналитиков» -я подразумеваю исключительно в СВОЕЙ стране. В какой стране ты — в той стране и твои Аналитики. Дело в том, что по нормальному, нанимать на свой проект Аналитика или другого специалиста (программиста например) — это по сути импорт-экспорт интеллектуальной собственности (я ему проект — он мне решение). Так что по нормальному это должны быть договора импорта и экспорта между Пользователем и Аналитиком, проверять которые у меня нету ни желания ни времени. А без проверки это превратится в Фрилансер.ком — где куча нелегальных пакистанцев с сомнительными ценностями наёбывают людей на другом конце света, якобы они всё сделали правильно, и их потом ни в суд не вызвать, ни морду набить. </text:span><text:span text:style-name="T161">То что для меня 50грн не так уж много не означает, что я хочу, чтоб какой-то чувак с Бангладеша меня наебал. Либо решить </text:span><text:span text:style-name="T177">этот вопрос наебалова через вопросник. В крайнем случае — может быть </text:span><text:span text:style-name="T178">прежде чем выйти на международный рынок, человек обязан проанализировать хоть пару проектов на локальном рынке </text:span><text:span text:style-name="T177">(что кстати много чего решает). </text:span><text:span text:style-name="T162">Может даже </text:span><text:span text:style-name="T179">вначале штуки 3 в своём городе (можно свои), потом штук 10 в своей стране и только потом международные можно анализировать.</text:span></text:p>
      <text:p text:style-name="P26">- Подавать проекты (на анализ) тоже может вначале только в своём городе, потом в своей стране, потом в мире. Потому что я не хочу вьезжать в культурные ценности пакистанцев в первом же своём проекте. Вначале надо навык поставить.</text:p>
      <text:p text:style-name="P3"/>
      <text:p text:style-name="P33">Требования к Пользователю:</text:p>
      <text:p text:style-name="P3">- <text:span text:style-name="T200">Никаких помимо стандартных (не вредить системе, не копировать и т.п.)</text:span></text:p>
      <text:p text:style-name="P3"/>
      <text:p text:style-name="P22">АНАЛИТИК</text:p>
      <text:p text:style-name="P38"><text:span text:style-name="T40">Права </text:span><text:span text:style-name="T41">Аналитика (помимо прав Пользователя)</text:span><text:span text:style-name="T40">:</text:span></text:p>
      <text:p text:style-name="P7">- Стартовать Круги, выставленные на Аукцион (тем самым взяв в качестве оплаты ту сумму, которая заморожена за как оплата за его Анализ).</text:p>
      <text:p text:style-name="P7">- <text:span text:style-name="T222">Объединяться с другими Аналитиками для решения пункта (если Пользователь разрешил и указал не-нулевое максимальное количество).</text:span></text:p>
      <text:p text:style-name="P7">- <text:span text:style-name="T223">Общаться в чате с другими Аналитиками Круга и с Пользователем который заказал Анализ по нему.</text:span></text:p>
      <text:p text:style-name="P7"><text:soft-page-break/>- <text:span text:style-name="T227">Иметь автоматизированный статус, говорящий Свободен Аналитик (ни над каким Пунктом не работает) или Занят (работает над тем или иным проектом). При том что он не может решать, показывать над каким проектом он работает или нет. Только его Пользователь решает. </text:span><text:span text:style-name="T155">Т.е. статус </text:span><text:span text:style-name="T150">busy </text:span><text:span text:style-name="T155">и если да то </text:span><text:span text:style-name="T150">Record </text:span><text:span text:style-name="T151">Analysis Step (</text:span><text:span text:style-name="T156">кажд</text:span><text:span text:style-name="T165">ый шаг проекта</text:span><text:span text:style-name="T151">) </text:span><text:span text:style-name="T152">has many</text:span><text:span text:style-name="T150"> Analysts, </text:span><text:span text:style-name="T152">Analysts belongs to one Step of Record, Record has many Analysis steps.</text:span></text:p>
      <text:p text:style-name="P7">- <text:span text:style-name="T228">Указывать в своём профиле список скилов которые для него являются профильными (копирайтинг и т. п.). Чтоб Пользователи знали на какой шаг их лучше нанять.</text:span></text:p>
      <text:p text:style-name="P16">- Ставить галочку <text:span text:style-name="T147">Open to work as analyst </text:span><text:span text:style-name="T153">(после чего его имя появляется в списке </text:span><text:span text:style-name="T154">А</text:span><text:span text:style-name="T153">налитиков, </text:span><text:span text:style-name="T154">где их могут найти Пользователи</text:span><text:span text:style-name="T153">). </text:span><text:span text:style-name="T150">Analyst.open_for_hiring.not_busy.</text:span></text:p>
      <text:p text:style-name="P17"><text:span text:style-name="T150">- </text:span><text:span text:style-name="T168">Ставить галочки, какие из проектов на которых он работал, он хочет, чтоб были публичными в его Профиле.</text:span></text:p>
      <text:p text:style-name="P17"><text:span text:style-name="T168">- </text:span><text:span text:style-name="T169">Принимать оплату за свой анализ на свой Счёт.</text:span></text:p>
      <text:p text:style-name="P25">- Создавать под-задачу, под-проект «то что мешает созданию проекта», на подтверждение Пользователю.</text:p>
      <text:p text:style-name="P5"/>
      <text:p text:style-name="P5"><text:span text:style-name="T181">Требования к </text:span><text:span text:style-name="T182">Аналитику (помимо требований к нему как к Пользователю)</text:span><text:span text:style-name="T181">:</text:span></text:p>
      <text:p text:style-name="P32">- Закончить Круг, которому он инициализировал Старт.</text:p>
      <text:p text:style-name="P18"><text:span text:style-name="T183">- </text:span><text:span text:style-name="T184">Нельзя Стартануть больше одного за раз.</text:span></text:p>
      <text:p text:style-name="P18"><text:span text:style-name="T184">- </text:span><text:span text:style-name="T186">По Завершению Круга отдать Круг Пользователю, который этот Пункт создал.</text:span></text:p>
      <text:p text:style-name="P18"><text:span text:style-name="T186">- Категорически запрещается копировать Круг в своих целях без согласия Пользователя (</text:span><text:span text:style-name="T188">NDA. </text:span><text:span text:style-name="T191">Проанализировал — заб</text:span><text:span text:style-name="T193">ыл).</text:span></text:p>
      <text:p text:style-name="P20"/>
      <text:p text:style-name="P22">ПРЕТЕНДЕНТ</text:p>
      <text:p text:style-name="P34">Права Претендента (помимо прав Пользователя):</text:p>
      <text:p text:style-name="P43"><text:span text:style-name="T43">- Составлять по Завершённому Проекту список айтемов (</text:span><text:span text:style-name="T70">wish list) </text:span><text:span text:style-name="T72">с сс</text:span><text:span text:style-name="T76">ылками на Интернет магазины, которые ему нужны чтоб проект Запустить.</text:span></text:p>
      <text:p text:style-name="P39"><text:span text:style-name="T43">- </text:span><text:span text:style-name="T50">Ф</text:span><text:span text:style-name="T43">инансировать </text:span><text:span text:style-name="T50">Завершённые Круги </text:span><text:span text:style-name="T54">со своего Счёта </text:span><text:span text:style-name="T55">(единолично — и тогда все 14% дохода принадлежат ему, или по частям с другими Претендентами — в случае чего 14% делятся пропорционально вкладам между всеми Претендентами кто профинансировал, например если он дал 10% бюджета Проекта на ту или иную его часть — он получает 10% от 14% дохода проекта).</text:span></text:p>
      <text:p text:style-name="P39"><text:span text:style-name="T54">- </text:span><text:span text:style-name="T56">Получать </text:span><text:span text:style-name="T57">14</text:span><text:span text:style-name="T56">% дохода проектов, которые он профинансировал, на свой Счёт.</text:span></text:p>
      <text:p text:style-name="P39"><text:span text:style-name="T43">- </text:span><text:span text:style-name="T58">Нажать к</text:span><text:span text:style-name="T146">нопку «</text:span><text:span text:style-name="T217">доверьте нам свои проблемы за 14% дохода от их решений» </text:span><text:span text:style-name="T218">или «запросить финансирование»</text:span><text:span text:style-name="T210"> </text:span><text:span text:style-name="T211">что разместит Круг на вкладку «Претенденты» (проекты которые ждут финансирования).</text:span></text:p>
      <text:p text:style-name="P39"><text:span text:style-name="T211">- </text:span><text:span text:style-name="T212">Покупать (оплачивая со своего Счёта) оборудование, которое ему нужно в тот или иной проект </text:span><text:span text:style-name="T213">(если куплено — оно отмечается в проекте как купленное).</text:span></text:p>
      <text:p text:style-name="P39"><text:span text:style-name="T213">- </text:span><text:span text:style-name="T214">Апдейтить проект (менять требования, описания, вносить изменения в ресёрч и т. п.).</text:span></text:p>
      <text:p text:style-name="P33"/>
      <text:p text:style-name="P34">Требования к Претенденту (помимо требований к нему как к Пользователю):</text:p>
      <text:p text:style-name="P39"><text:span text:style-name="T43">- </text:span><text:span text:style-name="T50">Никаких</text:span></text:p>
      <text:p text:style-name="P33"/>
      <text:p text:style-name="P35">ЧЛЕН</text:p>
      <text:p text:style-name="P37"><text:span text:style-name="T40">Права Члена (помимо прав </text:span><text:span text:style-name="T42">Претендента</text:span><text:span text:style-name="T40">):</text:span></text:p>
      <text:p text:style-name="P27">- Претендовать на награду Проект Года (которого Пользователи определяют голосованием).</text:p>
      <text:p text:style-name="P37"><text:span text:style-name="T43">- </text:span><text:span text:style-name="T59">Голосовать</text:span><text:span text:style-name="T60"> (через свой Аккаунт)</text:span><text:span text:style-name="T59">, кого из Членов выдвинуть на Проект Года </text:span><text:span text:style-name="T61">в той или иной номинации</text:span><text:span text:style-name="T59"> (когда голосование настанет).</text:span></text:p>
      <text:p text:style-name="P27">- Организовывать Ивенты.</text:p>
      <text:p text:style-name="P27">- Посещать Ивенты.</text:p>
      <text:p text:style-name="P27">- Лоббирование (попросить Членов протолкнуть какой-то закон).</text:p>
      <text:p text:style-name="P37"><text:span text:style-name="T43">- </text:span><text:span text:style-name="T73">Поддерживать законопроект</text:span><text:span text:style-name="T77">ы друг дружки (мол кто-то подаёт петицию, и все Члены кто согласен — тыкают «проголосовать за рассмотрение»).</text:span></text:p>
      <text:p text:style-name="P27">- Облегчение бюрократии (попросить у Членов упростить получение каких-то лицензий).</text:p>
      <text:p text:style-name="P27">- Доступ к онлайн системе наблюдения за непрерывностью работы своего проекта и алертами в случае если что-то в их проекте не работает.</text:p>
      <text:p text:style-name="P37"><text:span text:style-name="T43">- Продавать на сайте </text:span><text:span text:style-name="T62">К</text:span><text:span text:style-name="T43">ит для создания кем-то аналогичной системы (если хочет, можно даже с affiliate ссылками на амазон </text:span><text:span text:style-name="T62">и алиекспрес</text:span><text:span text:style-name="T43">) т. е. Кит который makes this circle possible </text:span><text:span text:style-name="T63">(будь то в разобранном виде — т. е. В виде отдельных компонентов , или в собранном виде — в виде системы «под ключ»). </text:span><text:span text:style-name="T62">Но в любом случае это должно продаваться в красивой коробке и соответствовать требованиям к члену.</text:span></text:p>
      <text:p text:style-name="P40"><text:span text:style-name="T43">- Показать на YouTube /</text:span><text:span text:style-name="T70"> </text:span><text:span text:style-name="T71">Patreon</text:span><text:span text:style-name="T70"> </text:span><text:span text:style-name="T43">видео, как его кит настроен и как он работает, </text:span><text:span text:style-name="T64">и монетизировать свой YouTube / </text:span><text:span text:style-name="T71">Patreon </text:span><text:span text:style-name="T64">канал </text:span><text:span text:style-name="T74">как ему угодно</text:span><text:span text:style-name="T64">.</text:span></text:p>
      <text:p text:style-name="P27">- Давать интервью в СМИ о том, как он придумал и настроил свой проект (круг).</text:p>
      <text:p text:style-name="P27">- Реинвестировать свой доход в другие круги Ордена.</text:p>
      <text:p text:style-name="P27">- Приходить в локальный комитет в своём городе с поводом и без повода.</text:p>
      <text:p text:style-name="P27">- Иметь карточку МастерКард с помощью которой можно снять деньги со Счёта, или положить деньги на Счёт.</text:p>
      <text:p text:style-name="P27">- Чувствовать что Парад ради него тоже.</text:p>
      <text:p text:style-name="P27">- Скидки на товары других членов Ордена.</text:p>
      <text:p text:style-name="P37"><text:span text:style-name="T43">- Сертификат «бизнес план разработан Дневником Повторений и профинансирован Виноградов Групп», </text:span><text:span text:style-name="T65">с «айдишкой проекта», <text:s/>которую можно найти в публичной базе на Сайте.</text:span></text:p>
      <text:p text:style-name="P27">- Именной реквизит Группы (ручки с логотипом Группы, техника с гравировкой Группы и т. п.).</text:p>
      <text:p text:style-name="P27">- Голосовать, кого Группе финансировать первым, если много хороших претендентов (кругов) на финансирование.</text:p>
      <text:p text:style-name="P38"><text:span text:style-name="T43">- Поощрять Старт </text:span><text:span text:style-name="T75">Круга тем чтоб </text:span><text:span text:style-name="T78">выделить на его Старт дополнительные средства из своего Счёта (в том количестве в котором считает нужным)</text:span><text:span text:style-name="T43">.</text:span></text:p>
      <text:p text:style-name="P39"><text:span text:style-name="T43">- </text:span><text:span text:style-name="T50">Д</text:span><text:span text:style-name="T43">онейтить друг другу вещи безвозмездно.</text:span></text:p>
      <text:p text:style-name="P39"><text:soft-page-break/><text:span text:style-name="T43">- </text:span><text:span text:style-name="T50">Просить других Членов задонейтить им вещи безвозмездно.</text:span></text:p>
      <text:p text:style-name="P39"><text:span text:style-name="T50">- Давать другим Членам на пару часов попользоваться вещами, которые лежат без </text:span><text:span text:style-name="T114">дела.</text:span></text:p>
      <text:p text:style-name="P39"><text:span text:style-name="T114">- Просить у</text:span><text:span text:style-name="T50"> других Членов на пару часов попользоваться вещами, которые лежат без </text:span><text:span text:style-name="T114">дела.</text:span></text:p>
      <text:p text:style-name="P39"><text:span text:style-name="T114">- </text:span><text:span text:style-name="T115">На своё усмотрение решать, какую часть информации о системе он хочет рассказать (как он это организовал, какие компоненты и т. п. - чтоб показать это как свои «фичи»), а что оставить в секрете (информация о том, КАК он соединил компоненты, авторские кусочки пазла и т.п.).</text:span></text:p>
      <text:p text:style-name="P44"><text:span text:style-name="T115">- </text:span><text:span text:style-name="T112">Страховка </text:span><text:span text:style-name="T116">его и его Конвеера </text:span><text:span text:style-name="T112">(описанная в Требованиях к Группе).</text:span></text:p>
      <text:p text:style-name="P44"><text:span text:style-name="T112">- </text:span><text:span text:style-name="T117">Прокомментировать</text:span><text:span text:style-name="T118"> требования Проекта который создал Претендент (например если там написано что надо дрель </text:span><text:span text:style-name="T129">Bosh, </text:span><text:span text:style-name="T132">а Член уже делал </text:span><text:span text:style-name="T136">этот ресёрч и знает что лучше купить </text:span><text:span text:style-name="T129">Hilti – </text:span><text:span text:style-name="T132">то Член может оставить Претенденту комментарий напротив <text:s/>пункта “дрель” - может даже </text:span><text:span text:style-name="T136">ссылку на публичный проект или Кит который уже этот вопрос рассматривал)</text:span></text:p>
      <text:p text:style-name="P46"><text:span text:style-name="T118">- </text:span><text:span text:style-name="T131">Значок </text:span><text:span text:style-name="T137">или кольцо </text:span><text:span text:style-name="T131">“Виноградов Групп” (чтоб другие люди — например член</text:span><text:span text:style-name="T135">ы каких-то партий, или те кто сидит в мэрии, </text:span><text:span text:style-name="T138">или члены Банка</text:span><text:span text:style-name="T135"> — знали, что я от </text:span><text:span text:style-name="T138">Группы</text:span><text:span text:style-name="T135">, и херню не сделаю</text:span><text:span text:style-name="T131">).</text:span></text:p>
      <text:p text:style-name="P47"><text:span text:style-name="T131">- </text:span><text:span text:style-name="T139">Обладать правом собственности </text:span><text:span text:style-name="T140">на 86% </text:span><text:span text:style-name="T141">чистого </text:span><text:span text:style-name="T140">дохода его </text:span><text:span text:style-name="T139">Конвеер</text:span><text:span text:style-name="T140">а который он создал (</text:span><text:span text:style-name="T142">тратить по своему усмотрению, </text:span><text:span text:style-name="T141">оставшиеся </text:span><text:span text:style-name="T140">14% делятся между теми кто профинансировал).</text:span></text:p>
      <text:p text:style-name="P47"><text:span text:style-name="T140">- Выносить вопросы собственности </text:span><text:span text:style-name="T139">(</text:span><text:span text:style-name="T140">регистрации, продажи, ликвидации </text:span><text:span text:style-name="T139">и т. п.) - <text:s/></text:span><text:span text:style-name="T140">на голосование в заседании между теми Членами, которые его Круг профинансировали, а так же иметь право голоса на этом заседании</text:span></text:p>
      <text:p text:style-name="P47"><text:span text:style-name="T140">- </text:span><text:span text:style-name="T143">Охрану (его и его проекта) Группой </text:span><text:span text:style-name="T144">(речь о физических охранниках).</text:span></text:p>
      <text:p text:style-name="P3"/>
      <text:p text:style-name="P37"><text:span text:style-name="T40">Требования к Члену (помимо требований к нему как к </text:span><text:span text:style-name="T42">Претенденту</text:span><text:span text:style-name="T40">):</text:span></text:p>
      <text:p text:style-name="P27">- Принимать тот факт, что все участники Группы имеют те же Права и Требования, которые описаны в этом документе.</text:p>
      <text:p text:style-name="P27">- При наличии выбора финансировать свой Круг, или финансировать чужой Круг (из своей шкатулки) — вначале финансировать свой круг, а потом (когда свой решён) уже финансировать чужие.</text:p>
      <text:p text:style-name="P27">- Иметь законченный Круг.</text:p>
      <text:p text:style-name="P37"><text:span text:style-name="T43">- Открытие (старт конвеера) отметить шариками</text:span><text:span text:style-name="T66"> и </text:span><text:span text:style-name="T67">апплодисментами</text:span><text:span text:style-name="T43"> (как публичный праздник), </text:span><text:span text:style-name="T66">возможно даже организовать Ивент</text:span><text:span text:style-name="T43">.</text:span></text:p>
      <text:p text:style-name="P27">- Финансировать только Претендентов.</text:p>
      <text:p text:style-name="P37"><text:span text:style-name="T43">- Давать финансирование только на то оборудование, которое проекту нужно согласно его </text:span><text:span text:style-name="T112">проработанному кругу.</text:span></text:p>
      <text:p text:style-name="P37"><text:span text:style-name="T43">- Взамен на (безвозмездное) финансирование, проект (который профинансировали) отдаёт (навсегда) </text:span><text:span text:style-name="T112">14% своего дохода тому проекту, который его профинансировал. </text:span></text:p>
      <text:p text:style-name="P27">- Финансировать только тех, у кого после проработки круга нету денег на покупку самостоятельно оборудования необходимого ему по кругу (или которому надо будет долго на него зарабатывать).</text:p>
      <text:p text:style-name="P27">- Предпочитать финансировать тех, вложив в кого те 14% дохода, которые проект будет отдавать взамен чтоб вернули вложенные в него средства (с прибылью хотя бы в +20%) меньше чем через год (так как иначе мне выгоднее в банк положить чтоб другие специалисты её менеджили).</text:p>
      <text:p text:style-name="P38"><text:span text:style-name="T43">- </text:span><text:span text:style-name="T49">Предпочитать в</text:span><text:span text:style-name="T43">ыделять средства </text:span><text:span text:style-name="T49">со Счёта на К</text:span><text:span text:style-name="T43">руг</text:span><text:span text:style-name="T49">и</text:span><text:span text:style-name="T43">, но тратить средства вначале на тех, "кто ближе к </text:span><text:span text:style-name="T112">достижению 100% финансирования".</text:span></text:p>
      <text:p text:style-name="P39"><text:span text:style-name="T50">- Реклама других Членов (клиент/посетитель </text:span><text:span text:style-name="T62">Системы </text:span><text:span text:style-name="T50">Члена, </text:span><text:span text:style-name="T62">или покупатель его Кита,</text:span><text:span text:style-name="T50"> </text:span><text:span text:style-name="T114">получает ссылки </text:span><text:span text:style-name="T119">на сайты</text:span><text:span text:style-name="T114">, логотипы, визитки, скидки, купоны, и т.д. на Круги других Членов Группы). Чтоб хорошие проекты друг друга тянули.</text:span></text:p>
      <text:p text:style-name="P39"><text:span text:style-name="T43">- Иметь каждого винтика </text:span><text:span text:style-name="T50">(оборудования) системы (конвеера) Круга </text:span><text:span text:style-name="T43">по 2 штуки (и обе - «блидинг едж» - т. е. Лучшие из того что </text:span><text:span text:style-name="T112">существует на сегодняшний день).</text:span></text:p>
      <text:p text:style-name="P39"><text:span text:style-name="T112">- </text:span><text:span text:style-name="T120">В случае продажи Кита Член обязан дать Гарантию 2 года при условии что покупатель будет хранить у себя коробку (на которой написана вся рекламная информация </text:span><text:span text:style-name="T121">обо всех кругах</text:span><text:span text:style-name="T120">).</text:span></text:p>
      <text:p text:style-name="P3"/>
      <text:p text:style-name="P33">Не нужно:</text:p>
      <text:p text:style-name="P37"><text:span text:style-name="T43">- Законченный Круг заменяет Гарантии, Репутацию и Суды (т.е. требовать от законченного круга </text:span><text:span text:style-name="T112">гарантий, вкладывать в его репутацию, бояться судов или скрываться от тех кто как мне кажется может осудить - не надо).</text:span></text:p>
      <text:p text:style-name="P37"><text:span text:style-name="T43">- Никому ничего не говорить о проекте пока вопросник (круг) не проработан (так как ещё много чего </text:span><text:span text:style-name="T112">поменяется).</text:span></text:p>
      <text:p text:style-name="P37"><text:span text:style-name="T43">- Не финансируй круг (не вкладывай деньги или время) пока круг полностью не проработан (так как всё </text:span><text:span text:style-name="T112">ещё много раз поменяется).</text:span></text:p>
      <text:p text:style-name="P3"/>
      <text:p text:style-name="P22">ПРИЗЁР</text:p>
      <text:p text:style-name="P21"><text:span text:style-name="T201">Права Призёра </text:span><text:span text:style-name="T185">(помимо прав Члена)</text:span><text:span text:style-name="T201">:</text:span></text:p>
      <text:p text:style-name="P39"><text:span text:style-name="T43">- </text:span><text:span text:style-name="T50">Статуэтка </text:span><text:span text:style-name="T68">(на ней выгравировано, кому, за что, год и логотипы Группы) — </text:span><text:span text:style-name="T69">получить её лично на Вручении, или по почте если не смог приехать на Вручение.</text:span></text:p>
      <text:p text:style-name="P39"><text:span text:style-name="T50">- М</text:span><text:span text:style-name="T43">есто на </text:span><text:span text:style-name="T50">С</text:span><text:span text:style-name="T112">тене почета </text:span><text:span text:style-name="T122">(кто, какие номинации выиграны в каком году).</text:span></text:p>
      <text:p text:style-name="P41"><text:span text:style-name="T112">- </text:span><text:span text:style-name="T114">Место на А</text:span><text:span text:style-name="T112">лее </text:span><text:span text:style-name="T114">С</text:span><text:span text:style-name="T112">лавы </text:span><text:span text:style-name="T122">(просто имя)</text:span><text:span text:style-name="T112">.</text:span></text:p>
      <text:p text:style-name="P41"><text:span text:style-name="T112">- </text:span><text:span text:style-name="T123">Место на памятнике </text:span><text:span text:style-name="T122">(просто имя, может портрет)</text:span><text:span text:style-name="T123">.</text:span></text:p>
      <text:p text:style-name="P39"><text:span text:style-name="T112">- </text:span><text:span text:style-name="T124">На </text:span><text:span text:style-name="T125">В</text:span><text:span text:style-name="T124">ручении — право выступить перед публикой, рассказав, что, как </text:span><text:span text:style-name="T133">и почему </text:span><text:span text:style-name="T124">он сделал </text:span><text:span text:style-name="T126">(пересказать </text:span><text:span text:style-name="T130">YouTube </text:span><text:span text:style-name="T134">видео их проекта или интервью в СМИ)</text:span><text:span text:style-name="T124">.</text:span></text:p>
      <text:p text:style-name="P39"><text:span text:style-name="T124">- </text:span><text:span text:style-name="T127">На Википедии в списке Призёров.</text:span></text:p>
      <text:p text:style-name="P4"/>
      <text:p text:style-name="P45"><text:span text:style-name="T128">Требования к Призёру </text:span><text:span text:style-name="T40">(помимо требований к нему как к Члену)</text:span><text:span text:style-name="T112">:</text:span></text:p>
      <text:p text:style-name="P8">- Никаки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10:56:47.259000000</meta:creation-date>
    <dc:date>2019-12-05T14:44:47.647000000</dc:date>
    <meta:editing-duration>PT6H1M25S</meta:editing-duration>
    <meta:editing-cycles>101</meta:editing-cycles>
    <meta:generator>LibreOffice/6.2.3.2$Windows_x86 LibreOffice_project/aecc05fe267cc68dde00352a451aa867b3b546ac</meta:generator>
    <meta:print-date>2019-12-05T14:43:04.980000000</meta:print-date>
    <meta:document-statistic meta:table-count="0" meta:image-count="0" meta:object-count="0" meta:page-count="4" meta:paragraph-count="158" meta:word-count="2885" meta:character-count="19025" meta:non-whitespace-character-count="16268"/>
  </office:meta>
</office:document-meta>
</file>